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3333" draw:textarea-horizontal-align="justify" draw:textarea-vertical-align="top" draw:auto-grow-height="false"/>
    </style:style>
    <style:style style:name="gr3" style:family="graphic" style:parent-style-name="standard">
      <style:graphic-properties draw:fill="solid" draw:fill-color="#ffff66" draw:textarea-horizontal-align="justify" draw:textarea-vertical-align="top" draw:auto-grow-height="false"/>
    </style:style>
    <style:style style:name="gr4" style:family="graphic" style:parent-style-name="standard">
      <style:graphic-properties draw:fill="solid" draw:fill-color="#99ff66" draw:textarea-horizontal-align="justify" draw:textarea-vertical-align="top" draw:auto-grow-height="false"/>
    </style:style>
    <style:style style:name="gr5" style:family="graphic" style:parent-style-name="standard">
      <style:graphic-properties draw:fill="solid" draw:fill-color="#66ffff" draw:textarea-horizontal-align="justify" draw:textarea-vertical-align="middle" draw:auto-grow-height="false"/>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10.291cm"/>
    </style:style>
    <style:style style:name="pr5" style:family="presentation" style:parent-style-name="Default-subtitle">
      <style:graphic-properties draw:fill-color="#ffffff" fo:min-height="12.188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629cm"/>
    </style:style>
    <style:style style:name="pr8" style:family="presentation" style:parent-style-name="Code-title">
      <style:graphic-properties draw:auto-grow-height="true" fo:min-height="2.628cm"/>
    </style:style>
    <style:style style:name="pr9" style:family="presentation" style:parent-style-name="Code-outline1">
      <style:graphic-properties fo:min-height="10.291cm"/>
    </style:style>
    <style:style style:name="pr10" style:family="presentation" style:parent-style-name="Code-notes">
      <style:graphic-properties draw:fill-color="#ffffff" draw:auto-grow-height="true" fo:min-height="12.572cm"/>
    </style:style>
    <style:style style:name="pr11" style:family="presentation" style:parent-style-name="Default-outline1">
      <style:graphic-properties fo:min-height="11.932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color="#ffffff"/>
      <style:text-properties style:font-name="Impact1" fo:font-size="48pt" fo:font-weight="bold" style:font-size-asian="48pt" style:font-weight-asian="bold" style:font-size-complex="48pt" style:font-weight-complex="bold"/>
    </style:style>
    <style:style style:name="P4" style:family="paragraph">
      <loext:graphic-properties draw:fill-color="#ffffff"/>
      <style:text-properties fo:font-size="20pt"/>
    </style:style>
    <style:style style:name="P5" style:family="paragraph">
      <style:paragraph-properties fo:margin-left="2.54cm" fo:margin-right="2.54cm" fo:text-indent="0cm"/>
    </style:style>
    <style:style style:name="P6" style:family="paragraph">
      <style:paragraph-properties fo:text-align="start"/>
    </style:style>
    <style:style style:name="P7" style:family="paragraph">
      <style:text-properties style:font-name="Impact1"/>
    </style:style>
    <style:style style:name="P8" style:family="paragraph">
      <style:paragraph-properties fo:margin-left="0cm" fo:margin-right="0cm" fo:margin-top="0cm" fo:margin-bottom="0.371cm" fo:text-align="justify" fo:text-indent="0cm"/>
    </style:style>
    <style:style style:name="P9" style:family="paragraph">
      <style:paragraph-properties fo:margin-top="0.6cm" fo:margin-bottom="0.1cm"/>
      <style:text-properties fo:font-variant="normal" fo:text-transform="none" fo:color="#ffffff"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0" style:family="paragraph">
      <style:paragraph-properties fo:text-align="center"/>
    </style:style>
    <style:style style:name="P11" style:family="paragraph">
      <style:paragraph-properties fo:margin-left="0cm" fo:margin-right="0cm" fo:text-indent="0cm"/>
    </style:style>
    <style:style style:name="P12" style:family="paragraph">
      <loext:graphic-properties draw:fill-color="#ffffff"/>
      <style:paragraph-properties fo:margin-left="0cm" fo:margin-right="0cm" fo:text-indent="0cm"/>
      <style:text-properties style:font-name="Impact1" fo:font-size="48pt" style:font-size-asian="48pt" style:font-size-complex="48pt"/>
    </style:style>
    <style:style style:name="P13" style:family="paragraph">
      <style:paragraph-properties fo:text-align="justify"/>
    </style:style>
    <style:style style:name="P14" style:family="paragraph">
      <loext:graphic-properties draw:fill="solid" draw:fill-color="#ff3333"/>
      <style:paragraph-properties fo:text-align="center"/>
    </style:style>
    <style:style style:name="P15" style:family="paragraph">
      <loext:graphic-properties draw:fill="solid" draw:fill-color="#ffff66"/>
      <style:paragraph-properties fo:text-align="center"/>
    </style:style>
    <style:style style:name="P16" style:family="paragraph">
      <loext:graphic-properties draw:fill="solid" draw:fill-color="#99ff66"/>
      <style:paragraph-properties fo:text-align="center"/>
    </style:style>
    <style:style style:name="P17" style:family="paragraph">
      <loext:graphic-properties draw:fill="solid" draw:fill-color="#66ffff"/>
      <style:paragraph-properties fo:text-align="center"/>
    </style:style>
    <style:style style:name="P18" style:family="paragraph">
      <style:paragraph-properties fo:margin-left="2.54cm" fo:margin-right="2.54cm" fo:text-align="center" fo:text-indent="0cm"/>
    </style:style>
    <style:style style:name="P19" style:family="paragraph">
      <style:paragraph-properties fo:margin-left="0cm" fo:margin-right="0cm" fo:text-align="justify" fo:text-indent="0cm"/>
    </style:style>
    <style:style style:name="P20" style:family="paragraph">
      <loext:graphic-properties draw:fill-color="#ffffff"/>
      <style:text-properties style:font-name="Impact1" fo:font-size="48pt" style:font-size-asian="48pt" style:font-size-complex="48pt"/>
    </style:style>
    <style:style style:name="P21" style:family="paragraph">
      <style:text-properties style:font-name="Times New Roman"/>
    </style:style>
    <style:style style:name="P22" style:family="paragraph">
      <loext:graphic-properties draw:fill-color="#ffffff"/>
      <style:text-properties style:font-name="Impact1" fo:font-size="60pt" style:font-size-asian="60pt" style:font-size-complex="60pt"/>
    </style:style>
    <style:style style:name="P23" style:family="paragraph">
      <style:text-properties style:font-name="Impact1" fo:font-weight="normal" style:font-weight-asian="normal" style:font-weight-complex="normal"/>
    </style:style>
    <style:style style:name="P24" style:family="paragraph">
      <style:paragraph-properties fo:line-height="100%"/>
    </style:style>
    <style:style style:name="T1" style:family="text">
      <style:text-properties style:font-name="Impact1" fo:font-size="60pt" fo:font-weight="normal" style:font-size-asian="60pt" style:font-weight-asian="normal" style:font-size-complex="60pt" style:font-weight-complex="normal"/>
    </style:style>
    <style:style style:name="T2" style:family="text">
      <style:text-properties style:font-name="Impact1" fo:font-size="32pt" style:font-size-asian="32pt" style:font-size-complex="32pt"/>
    </style:style>
    <style:style style:name="T3" style:family="text">
      <style:text-properties style:font-name="Times New Roman" fo:font-size="18pt"/>
    </style:style>
    <style:style style:name="T4" style:family="text">
      <style:text-properties style:font-name="Times New Roman" fo:font-size="24pt" style:font-size-asian="24pt" style:font-size-complex="24pt"/>
    </style:style>
    <style:style style:name="T5" style:family="text">
      <style:text-properties style:font-name="Times New Roman" fo:font-size="28pt" style:font-size-asian="28pt" style:font-size-complex="28pt"/>
    </style:style>
    <style:style style:name="T6" style:family="text">
      <style:text-properties fo:font-variant="normal" fo:text-transform="none" style:use-window-font-color="true" style:text-outline="false" style:text-line-through-style="none" style:text-line-through-type="none" style:font-name="Times New Roman"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color="#c9211e" style:font-name="Times New Roman" fo:font-size="28pt" style:font-size-asian="28pt" style:font-size-complex="28pt"/>
    </style:style>
    <style:style style:name="T8" style:family="text">
      <style:text-properties style:font-name="Impact1" fo:font-size="48pt" fo:font-weight="normal" style:font-size-asian="48pt" style:font-weight-asian="normal" style:font-size-complex="48pt" style:font-weight-complex="normal"/>
    </style:style>
    <style:style style:name="T9" style:family="text">
      <style:text-properties fo:font-size="28pt" style:font-size-asian="28pt" style:font-size-complex="28pt"/>
    </style:style>
    <style:style style:name="T10" style:family="text">
      <style:text-properties fo:color="#c9211e" fo:font-size="28pt" style:font-size-asian="28pt" style:font-size-complex="28pt"/>
    </style:style>
    <style:style style:name="T11" style:family="text">
      <style:text-properties fo:color="#ff3333"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bold" style:font-weight-asian="bold" style:font-weight-complex="bold"/>
    </style:style>
    <style:style style:name="T14" style:family="text">
      <style:text-properties fo:color="#ffffff"/>
    </style:style>
    <style:style style:name="T15" style:family="text">
      <style:text-properties fo:font-variant="normal" fo:text-transform="none" fo:color="#66ff66"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cccc"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fo:color="#66ff66"/>
    </style:style>
    <style:style style:name="T19" style:family="text">
      <style:text-properties fo:font-variant="normal" fo:text-transform="none" style:use-window-font-color="tru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2" style:family="text">
      <style:text-properties fo:color="#c9211e"/>
    </style:style>
    <style:style style:name="T23" style:family="text">
      <style:text-properties fo:color="#c9211e" fo:font-weight="bold" style:font-weight-asian="bold" style:font-weight-complex="bold"/>
    </style:style>
    <style:style style:name="T24" style:family="text">
      <style:text-properties fo:font-variant="normal" fo:text-transform="none" fo:color="#c9211e"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5" style:family="text">
      <style:text-properties fo:color="#00cccc"/>
    </style:style>
    <style:style style:name="T26" style:family="text">
      <style:text-properties fo:color="#c9211e" fo:font-weight="normal" style:font-weight-asian="normal" style:font-weight-complex="normal"/>
    </style:style>
    <style:style style:name="T27" style:family="text">
      <style:text-properties fo:font-weight="normal" style:font-weight-asian="normal" style:font-weight-complex="normal"/>
    </style:style>
    <style:style style:name="T28" style:family="text">
      <style:text-properties fo:color="#c9211e" fo:font-size="40pt" fo:font-weight="bold" style:font-size-asian="40pt" style:font-weight-asian="bold" style:font-size-complex="40pt" style:font-weight-complex="bold"/>
    </style:style>
    <style:style style:name="T29" style:family="text">
      <style:text-properties style:font-name="Impact1" fo:font-size="48pt" style:font-size-asian="48pt" style:font-size-complex="48pt"/>
    </style:style>
    <style:style style:name="T30" style:family="text">
      <style:text-properties fo:color="#ff3333" fo:font-style="italic" fo:font-weight="bold" style:font-style-asian="italic" style:font-weight-asian="bold" style:font-style-complex="italic" style:font-weight-complex="bold"/>
    </style:style>
    <style:style style:name="T31" style:family="text">
      <style:text-properties fo:color="#ff3333" fo:font-size="24pt" fo:font-weight="bold" style:font-size-asian="24pt" style:font-weight-asian="bold" style:font-size-complex="24pt" style:font-weight-complex="bold"/>
    </style:style>
    <style:style style:name="T32" style:family="text">
      <style:text-properties fo:color="#000000" fo:font-size="24pt" fo:font-weight="normal" style:font-size-asian="24pt" style:font-weight-asian="normal" style:font-size-complex="24pt" style:font-weight-complex="normal"/>
    </style:style>
    <style:style style:name="T33" style:family="text">
      <style:text-properties style:text-line-through-style="solid" style:text-line-through-type="single"/>
    </style:style>
    <style:style style:name="T34" style:family="text">
      <style:text-properties style:text-line-through-style="none" style:text-line-through-type="none"/>
    </style:style>
    <style:style style:name="T35" style:family="text">
      <style:text-properties fo:color="#ff3333"/>
    </style:style>
    <style:style style:name="T36" style:family="text">
      <style:text-properties fo:font-weight="bold"/>
    </style:style>
    <style:style style:name="T37" style:family="text">
      <style:text-properties style:font-name="Times New Roman"/>
    </style:style>
    <style:style style:name="T38" style:family="text">
      <style:text-properties fo:color="#ff3333" style:font-name="Times New Roman" fo:font-weight="bold" style:font-weight-asian="bold" style:font-weight-complex="bold"/>
    </style:style>
    <style:style style:name="T39" style:family="text">
      <style:text-properties fo:color="#000000" style:font-name="Times New Roman" fo:font-weight="normal" style:font-weight-asian="normal" style:font-weight-complex="normal"/>
    </style:style>
    <style:style style:name="T40" style:family="text">
      <style:text-properties style:font-name="Times New Roman" fo:font-weight="normal" style:font-weight-asian="normal" style:font-weight-complex="normal"/>
    </style:style>
    <style:style style:name="T41" style:family="text">
      <style:text-properties fo:color="#000000" style:font-name="Times New Roman"/>
    </style:style>
    <style:style style:name="T42" style:family="text">
      <style:text-properties fo:color="#000000"/>
    </style:style>
    <style:style style:name="T43" style:family="text">
      <style:text-properties fo:color="#c9211e" style:font-name="Times New Roman"/>
    </style:style>
    <style:style style:name="T44" style:family="text">
      <style:text-properties fo:color="#c9211e" style:font-name="Times New Roman" fo:font-weight="bold"/>
    </style:style>
    <style:style style:name="T45" style:family="text">
      <style:text-properties fo:color="#ff3333" fo:font-weight="bold"/>
    </style:style>
    <style:style style:name="T46" style:family="text">
      <style:text-properties style:font-name="Impact1" fo:font-size="60pt" style:font-size-asian="60pt" style:font-size-complex="60pt"/>
    </style:style>
    <style:style style:name="T47" style:family="text">
      <style:text-properties style:font-name="Impact1" fo:font-weight="normal" style:font-weight-asian="normal" style:font-weight-complex="normal"/>
    </style:style>
    <style:style style:name="T48" style:family="text">
      <style:text-properties style:font-name="Times New Roman"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61cm"/>
        <style:text-properties style:use-window-font-color="true" fo:font-size="100%"/>
      </text:list-level-style-number>
      <text:list-level-style-number text:level="2" style:num-suffix=". " style:num-format="1">
        <style:list-level-properties text:space-before="1.5cm" text:min-label-width="0.61cm"/>
        <style:text-properties style:use-window-font-color="true" fo:font-size="100%"/>
      </text:list-level-style-number>
      <text:list-level-style-number text:level="3" style:num-suffix=". " style:num-format="1">
        <style:list-level-properties text:space-before="2.8cm" text:min-label-width="0.61cm"/>
        <style:text-properties style:use-window-font-color="true" fo:font-size="100%"/>
      </text:list-level-style-number>
      <text:list-level-style-number text:level="4" style:num-suffix=". " style:num-format="1">
        <style:list-level-properties text:space-before="4.2cm" text:min-label-width="0.61cm"/>
        <style:text-properties style:use-window-font-color="true" fo:font-size="100%"/>
      </text:list-level-style-number>
      <text:list-level-style-number text:level="5" style:num-suffix=". " style:num-format="1">
        <style:list-level-properties text:space-before="5.4cm" text:min-label-width="0.61cm"/>
        <style:text-properties style:use-window-font-color="true" fo:font-size="100%"/>
      </text:list-level-style-number>
      <text:list-level-style-number text:level="6" style:num-suffix=". " style:num-format="1">
        <style:list-level-properties text:space-before="6.6cm" text:min-label-width="0.61cm"/>
        <style:text-properties style:use-window-font-color="true" fo:font-size="100%"/>
      </text:list-level-style-number>
      <text:list-level-style-number text:level="7" style:num-suffix=". " style:num-format="1">
        <style:list-level-properties text:space-before="7.8cm" text:min-label-width="0.61cm"/>
        <style:text-properties style:use-window-font-color="true" fo:font-size="100%"/>
      </text:list-level-style-number>
      <text:list-level-style-number text:level="8" style:num-suffix=". " style:num-format="1">
        <style:list-level-properties text:space-before="9cm" text:min-label-width="0.61cm"/>
        <style:text-properties style:use-window-font-color="true" fo:font-size="100%"/>
      </text:list-level-style-number>
      <text:list-level-style-number text:level="9" style:num-suffix=". " style:num-format="1">
        <style:list-level-properties text:space-before="10.2cm" text:min-label-width="0.61cm"/>
        <style:text-properties style:use-window-font-color="true" fo:font-size="100%"/>
      </text:list-level-style-number>
      <text:list-level-style-number text:level="10" style:num-suffix=". " style:num-format="1">
        <style:list-level-properties text:space-before="11.4cm" text:min-label-width="0.61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cm" svg:x="1.397cm" svg:y="0.525cm" presentation:class="subtitle" presentation:user-transformed="true">
          <draw:text-box>
            <text:p><text:span text:style-name="T1">The Young Man And The C:</text:span></text:p>
            <text:p><text:span text:style-name="T2">Adapting High-Level Skills To Low-Level Languages</text:span></text:p>
            <text:p><text:span text:style-name="T3"/></text:p>
            <text:p><text:span text:style-name="T3">By Dustin Laurence</text:span></text:p>
            <text:p><text:span text:style-name="T3"/></text:p>
            <text:p><text:span text:style-name="T4">Home game (slides and code):</text:span></text:p>
            <text:p><text:span text:style-name="T4">https://github.com/dllaurence/youngmanandc.gi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Audience</text:p>
          </draw:text-box>
        </draw:frame>
        <draw:frame presentation:style-name="pr4" draw:text-style-name="P2" draw:layer="layout" svg:width="25.191cm" svg:height="10.541cm" svg:x="1.397cm" svg:y="3.683cm" presentation:class="outline">
          <draw:text-box>
            <text:p><text:span text:style-name="T5"/></text:p>
            <text:p><text:span text:style-name="T5">High-level language programmers who need or want to use C.</text:span></text:p>
            <text:list text:style-name="L2">
              <text:list-item>
                <text:p><text:span text:style-name="T5">You already know how to program.</text:span></text:p>
              </text:list-item>
              <text:list-item>
                <text:p><text:span text:style-name="T5">You can Google basic language features (e.g. cppreference.com, but not cplusplus.com).</text:span></text:p>
              </text:list-item>
              <text:list-item>
                <text:p><text:span text:style-name="T5">Give a general approach and some specific skills.</text:span></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1cm" svg:height="2.629cm" svg:x="1.397cm" svg:y="0.625cm" presentation:class="title" presentation:user-transformed="true">
          <draw:text-box>
            <text:p>Three Critical Skills</text:p>
          </draw:text-box>
        </draw:frame>
        <draw:frame presentation:style-name="pr4" draw:text-style-name="P2" draw:layer="layout" svg:width="25.191cm" svg:height="10.541cm" svg:x="1.397cm" svg:y="3.683cm" presentation:class="outline">
          <draw:text-box>
            <text:p><text:span text:style-name="T5">I will c</text:span><text:span text:style-name="T6">over the </text:span><text:span text:style-name="T7">three most critical topics</text:span><text:span text:style-name="T5"> for C:</text:span></text:p>
            <text:list text:style-name="L2">
              <text:list-item>
                <text:p><text:span text:style-name="T5">Leveraging your object-oriented design skills without (obvious) object-oriented language constructs.</text:span></text:p>
              </text:list-item>
              <text:list-item>
                <text:p><text:span text:style-name="T5">Managing memory without garbage collection.</text:span></text:p>
              </text:list-item>
              <text:list-item>
                <text:p><text:span text:style-name="T5">Handling exceptional conditions without exception-handling constructs.</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3" draw:layer="layout" svg:width="25.191cm" svg:height="12.188cm" svg:x="1.397cm" svg:y="0.625cm" presentation:class="subtitle" presentation:user-transformed="true">
          <draw:text-box>
            <text:p><text:span text:style-name="T8">Leveraging Existing Design Skills: (partially) Object-Oriented C</text:span></text:p>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y Object-Oriented C?</text:p>
          </draw:text-box>
        </draw:frame>
        <draw:frame presentation:style-name="pr4" draw:layer="layout" svg:width="25.191cm" svg:height="10.541cm" svg:x="1.397cm" svg:y="3.683cm" presentation:class="outline" presentation:user-transformed="true">
          <draw:text-box>
            <text:p><text:span text:style-name="T9"/></text:p>
            <text:list text:style-name="L2">
              <text:list-item>
                <text:p><text:span text:style-name="T9">You can implement familiar object-oriented designs.</text:span></text:p>
              </text:list-item>
              <text:list-item>
                <text:p><text:span text:style-name="T10">C is a very malleable language</text:span><text:span text:style-name="T9"> and accepts things it was not intended to do.</text:span></text:p>
              </text:list-item>
              <text:list-item>
                <text:p><text:span text:style-name="T6">This is </text:span><text:span text:style-name="T10">not a compromise</text:span><text:span text:style-name="T9">. <text:s/>It is my own mature C style.</text:span></text:p>
              </text:list-item>
              <text:list-item>
                <text:p><text:span text:style-name="T9">It is also the style of the POSIX thread library.</text:span></text:p>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ree Aspects of Object-Oriented Programming</text:p>
          </draw:text-box>
        </draw:frame>
        <draw:frame presentation:style-name="pr4" draw:layer="layout" svg:width="25.191cm" svg:height="10.541cm" svg:x="1.397cm" svg:y="3.683cm" presentation:class="outline" presentation:user-transformed="true">
          <draw:text-box>
            <text:p>Traditionally, OOP has three aspects:</text:p>
            <text:list text:style-name="L2">
              <text:list-item>
                <text:p><text:span text:style-name="T11">Encapsulation</text:span> (claim: <text:span text:style-name="T11">entirely</text:span> good in practice)</text:p>
              </text:list-item>
              <text:list-item>
                <text:p><text:span text:style-name="T11">Polymorphism</text:span> (claim: <text:span text:style-name="T11">often</text:span> good in practice)</text:p>
              </text:list-item>
              <text:list-item>
                <text:p><text:span text:style-name="T11">Inheritance</text:span> (claim: <text:span text:style-name="T11">problematic</text:span> in practice)</text:p>
              </text:list-item>
            </text:list>
            <text:p>Fortunately, the easiest ones are also the best ones.</text:p>
            <text:p>Because of time considerations we’ll only really look at Encapsulation.</text:p>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Primary Focus: Encapsulation</text:p>
          </draw:text-box>
        </draw:frame>
        <draw:frame presentation:style-name="pr4" draw:layer="layout" svg:width="25.191cm" svg:height="10.541cm" svg:x="1.397cm" svg:y="3.683cm" presentation:class="outline">
          <draw:text-box>
            <text:p>Encapsulation:</text:p>
            <text:p text:style-name="P5"><text:span text:style-name="T11">Hiding implementations behind interfaces.</text:span></text:p>
            <text:p>Most important programming concept ever devised.</text:p>
            <text:p>For “OO C” purposes, it involves:</text:p>
            <text:list text:style-name="L2">
              <text:list-item>
                <text:list>
                  <text:list-item>
                    <text:p><text:span text:style-name="T12">Using</text:span><text:span text:style-name="T13"> </text:span><text:span text:style-name="T11">modules (files) to represent classes</text:span> and <text:span text:style-name="T11">structs to represent objects</text:span><text:span text:style-name="T12">.</text:span></text:p>
                  </text:list-item>
                  <text:list-item>
                    <text:p><text:span text:style-name="T12">No downside, usable everywhere.</text:span></text:p>
                  </text:list-item>
                  <text:list-item>
                    <text:p><text:span text:style-name="T12">Not new—existed before C++ automated it.</text:span></text:p>
                  </text:list-item>
                  <text:list-item>
                    <text:p><text:span text:style-name="T12">Classes are not dynamic entities—class semantics of C++ or Java.</text:spa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Example: A Simple Logger</text:p>
          </draw:text-box>
        </draw:frame>
        <draw:frame presentation:style-name="pr4" draw:layer="layout" svg:width="25.191cm" svg:height="10.541cm" svg:x="1.397cm" svg:y="3.683cm" presentation:class="outline" presentation:user-transformed="true">
          <draw:text-box>
            <text:p><text:span text:style-name="T9"/></text:p>
            <text:list text:style-name="L2">
              <text:list-item>
                <text:p><text:span text:style-name="T9">Trivial logger—primarily an excuse to demonstrate code.</text:span></text:p>
              </text:list-item>
              <text:list-item>
                <text:p><text:span text:style-name="T9">Show which C constructs provide the right semantics.</text:span></text:p>
              </text:list-item>
              <text:list-item>
                <text:p><text:span text:style-name="T9">Pure encapsulation: no inheritance or polymorphism yet.</text:span></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6" draw:layer="layout" svg:width="25.191cm" svg:height="10.541cm" svg:x="1.397cm" svg:y="3.683cm" presentation:class="outline" presentation:user-transformed="true">
          <draw:text-box>
            <text:p><text:span text:style-name="T14"/></text:p>
            <text:p><text:span text:style-name="T14">#pragma once // New style</text:span></text:p>
            <text:p><text:span text:style-name="T14"/></text:p>
            <text:p><text:span text:style-name="T14">// Forward declare instance data</text:span></text:p>
            <text:p><text:span text:style-name="T15">typedef</text:span><text:span text:style-name="T16"> </text:span><text:span text:style-name="T17">struct dll_Logger</text:span><text:span text:style-name="T14"> </text:span><text:span text:style-name="T18">dll_Logger</text:span><text:span text:style-name="T14">;</text:span></text:p>
          </draw:text-box>
        </draw:frame>
        <presentation:notes draw:style-name="dp1">
          <office:forms form:automatic-focus="false" form:apply-design-mode="false"/>
          <draw:page-thumbnail draw:style-name="gr1" draw:layer="layout" svg:width="18.621cm" svg:height="10.476cm" svg:x="1.484cm" svg:y="2.123cm" draw:page-number="9" presentation:class="page"/>
          <draw:frame presentation:style-name="pr10"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 Declaration</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19">Holds </text:span><text:span text:style-name="T20">all instance data</text:span><text:span text:style-name="T19"> for the class.</text:span></text:p>
              </text:list-item>
              <text:list-item>
                <text:p><text:span text:style-name="T21">First argument</text:span><text:span text:style-name="T19"> of every method.</text:span></text:p>
              </text:list-item>
              <text:list-item>
                <text:p><text:span text:style-name="T19">Commonly typedef’d to avoid typing ‘struct’ on every use.</text:span></text:p>
              </text:list-item>
              <text:list-item>
                <text:p><text:span text:style-name="T19">The example provides privacy, but all objects must be on the heap.</text:span></text:p>
              </text:list-item>
              <text:list-item>
                <text:p><text:span text:style-name="T19">It’s easy to allow them on the stack, see pthreads library for examples.</text:span></text:p>
              </text:list-item>
              <text:list-item>
                <text:p><text:span text:style-name="T19">This exposes your private data (unless you use trickery).</text:span></text:p>
              </text:list-item>
            </text:list>
          </draw:text-box>
        </draw:frame>
        <presentation:notes draw:style-name="dp1">
          <office:forms form:automatic-focus="false" form:apply-design-mode="false"/>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Naming Conventions For Object-Oriented C</text:p>
          </draw:text-box>
        </draw:frame>
        <draw:frame presentation:style-name="pr4" draw:layer="layout" svg:width="25.191cm" svg:height="10.541cm" svg:x="1.397cm" svg:y="3.683cm" presentation:class="outline" presentation:user-transformed="true">
          <draw:text-box>
            <text:p/>
            <text:p><text:span text:style-name="T22">Public</text:span> symbols:</text:p>
            <text:list text:style-name="L2">
              <text:list-item>
                <text:p>Project-wide <text:span text:style-name="T23">namespace prefix</text:span><text:span text:style-name="T13"> (e.g. “dll_”).</text:span></text:p>
              </text:list-item>
              <text:list-item>
                <text:p>CamelCase <text:span text:style-name="T23">class infix</text:span><text:span text:style-name="T13"> (e.g. “Logger_”).</text:span></text:p>
              </text:list-item>
            </text:list>
          </draw:text-box>
        </draw:frame>
        <presentation:notes draw:style-name="dp1">
          <office:forms form:automatic-focus="false" form:apply-design-mode="false"/>
          <draw:page-thumbnail draw:style-name="gr1"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THOSE NAMES ARE HIDEOUS!!!</text:p>
          </draw:text-box>
        </draw:frame>
        <draw:frame presentation:style-name="pr4" draw:layer="layout" svg:width="25.191cm" svg:height="10.541cm" svg:x="1.397cm" svg:y="3.683cm" presentation:class="outline" presentation:user-transformed="true">
          <draw:text-box>
            <text:list text:style-name="L2">
              <text:list-item>
                <text:p>Class prefixes are <text:span text:style-name="T13">vital</text:span><text:span text:style-name="T12"> in OO-style with many same-name methods.</text:span></text:p>
              </text:list-item>
              <text:list-item>
                <text:p>Notice how “best practice” in languages with namespaces tends to be to <text:span text:style-name="T23">fully qualify names anyway</text:span>?</text:p>
              </text:list-item>
              <text:list-item>
                <text:p>The namespace prefix can be critical in procedural C if you use a lot of external libraries...</text:p>
              </text:list-item>
              <text:list-item>
                <text:p>... but you can often drop it in OO C because of the class name prefixes (and libraries rarely use mixed CamelCase and snake_case).</text:p>
              </text:list-item>
            </text:list>
          </draw:text-box>
        </draw:frame>
        <presentation:notes draw:style-name="dp1">
          <office:forms form:automatic-focus="false" form:apply-design-mode="false"/>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uct Typing</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 text:style-name="P8"><text:span text:style-name="T23">Separate types</text:span> with <text:span text:style-name="T23">no conversions</text:span>, so methods can only be called on their own type just as we want.</text:p>
              </text:list-item>
              <text:list-item>
                <text:p text:style-name="P8"><text:span text:style-name="T23">i.e. no Structural Typing for C structs</text:span>.</text:p>
              </text:list-item>
              <text:list-item>
                <text:p><text:span text:style-name="T19">The foundation of the C++ type system.</text:span></text:p>
              </text:list-item>
            </text:list>
          </draw:text-box>
        </draw:frame>
        <presentation:notes draw:style-name="dp1">
          <office:forms form:automatic-focus="false" form:apply-design-mode="false"/>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6" draw:layer="layout" svg:width="25.191cm" svg:height="10.541cm" svg:x="1.397cm" svg:y="3.683cm" presentation:class="outline" presentation:user-transformed="true">
          <draw:text-box>
            <text:p><text:span text:style-name="T14">#include “logger.h”</text:span></text:p>
            <text:p><text:span text:style-name="T14"/></text:p>
            <text:p><text:span text:style-name="T14">// define instance data</text:span></text:p>
            <text:p><text:span text:style-name="T15">struct </text:span><text:span text:style-name="T15">dll_</text:span><text:span text:style-name="T17">Logger </text:span><text:span text:style-name="T16">{</text:span></text:p>
            <text:p><text:span text:style-name="T14"><text:s text:c="4"/></text:span><text:span text:style-name="T22">const</text:span><text:span text:style-name="T14"> char</text:span><text:span text:style-name="T22">*</text:span><text:span text:style-name="T14"> module;</text:span></text:p>
            <text:p><text:span text:style-name="T14">};</text:span></text:p>
          </draw:text-box>
        </draw:frame>
        <presentation:notes draw:style-name="dp1">
          <office:forms form:automatic-focus="false" form:apply-design-mode="false"/>
          <draw:page-thumbnail draw:style-name="gr1" draw:layer="layout" svg:width="18.621cm" svg:height="10.476cm" svg:x="1.484cm" svg:y="2.123cm" draw:page-number="14" presentation:class="page"/>
          <draw:frame presentation:style-name="pr10"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 Definition</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19">Doesn’t need the typedef.</text:span></text:p>
              </text:list-item>
              <text:list-item>
                <text:p><text:span text:style-name="T19">Holds all </text:span><text:span text:style-name="T21">instance data</text:span><text:span text:style-name="T19"> for each object.</text:span></text:p>
              </text:list-item>
              <text:list-item>
                <text:p><text:span text:style-name="T19">Since </text:span><text:span text:style-name="T21">it represents the type of the objects</text:span><text:span text:style-name="T19">, it is named like a class.</text:span></text:p>
              </text:list-item>
              <text:list-item>
                <text:p><text:span text:style-name="T19">Note the const—read up on </text:span><text:span text:style-name="T21">const correctness</text:span><text:span text:style-name="T19"> and make it your new religion.</text:span></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6" draw:layer="layout" svg:width="25.191cm" svg:height="10.541cm" svg:x="1.397cm" svg:y="3.683cm" presentation:class="outline" presentation:user-transformed="true">
          <draw:text-box>
            <text:p><text:span text:style-name="T14"/></text:p>
            <text:p><text:span text:style-name="T14">// Factory for objects</text:span></text:p>
            <text:p><text:span text:style-name="T15">dll_</text:span><text:span text:style-name="T17">Logger</text:span><text:span text:style-name="T24">*</text:span><text:span text:style-name="T17"> </text:span><text:span text:style-name="T18">dll_</text:span><text:span text:style-name="T25">Logger</text:span><text:span text:style-name="T14">_create(</text:span></text:p>
            <text:p><text:span text:style-name="T14"><text:s text:c="4"/></text:span><text:span text:style-name="T22">const</text:span><text:span text:style-name="T14"> char</text:span><text:span text:style-name="T22">*</text:span><text:span text:style-name="T14"> module);</text:span></text:p>
          </draw:text-box>
        </draw:frame>
        <presentation:notes draw:style-name="dp1">
          <office:forms form:automatic-focus="false" form:apply-design-mode="false"/>
          <draw:page-thumbnail draw:style-name="gr1" draw:layer="layout" svg:width="18.621cm" svg:height="10.476cm" svg:x="1.484cm" svg:y="2.123cm" draw:page-number="16" presentation:class="page"/>
          <draw:frame presentation:style-name="pr10"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Factory Method</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19">Technically a class method.</text:span></text:p>
              </text:list-item>
              <text:list-item>
                <text:p><text:span text:style-name="T19">Best choice if all objects are on the heap (like your favorite slow safe language).</text:span></text:p>
              </text:list-item>
              <text:list-item>
                <text:p><text:span text:style-name="T19">If you expose the definition, you can easily write an initializer constant and/or function to allow objects on the stack.</text:span></text:p>
              </text:list-item>
              <text:list-item>
                <text:p><text:span text:style-name="T19">The pthreads library is a good example.</text:span></text:p>
              </text:list-item>
            </text:list>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6" draw:layer="layout" svg:width="25.191cm" svg:height="10.541cm" svg:x="1.397cm" svg:y="3.683cm" presentation:class="outline" presentation:user-transformed="true">
          <draw:text-box>
            <text:p><text:span text:style-name="T15">dll_</text:span><text:span text:style-name="T17">Logger</text:span><text:span text:style-name="T24">*</text:span><text:span text:style-name="T17"> </text:span><text:span text:style-name="T18">dll_</text:span><text:span text:style-name="T25">Logger</text:span><text:span text:style-name="T14">_create(</text:span><text:span text:style-name="T22">const</text:span><text:span text:style-name="T14"> char</text:span><text:span text:style-name="T22">*</text:span><text:span text:style-name="T14"> module) {</text:span></text:p>
            <text:p><text:span text:style-name="T15"><text:s text:c="4"/></text:span><text:span text:style-name="T15">dll_</text:span><text:span text:style-name="T17">Logger</text:span><text:span text:style-name="T24">* </text:span><text:span text:style-name="T16">new_logger =</text:span></text:p>
            <text:p><text:span text:style-name="T16"><text:s text:c="16"/></text:span><text:span text:style-name="T24">malloc</text:span><text:span text:style-name="T16">(</text:span><text:span text:style-name="T24">sizeof</text:span><text:span text:style-name="T16">(dll_Logger));</text:span></text:p>
            <text:p><text:span text:style-name="T16"><text:s text:c="4"/></text:span><text:span text:style-name="T16">if (new_logger) {</text:span></text:p>
            <text:p><text:span text:style-name="T16"><text:s text:c="8"/></text:span><text:span text:style-name="T16">new_logger</text:span><text:span text:style-name="T24">-&gt;</text:span><text:span text:style-name="T16">module = module;</text:span></text:p>
            <text:p><text:span text:style-name="T16"><text:s text:c="4"/></text:span><text:span text:style-name="T16">}</text:span></text:p>
            <text:p><text:span text:style-name="T16"><text:s text:c="4"/></text:span><text:span text:style-name="T16">return new;</text:span></text:p>
            <text:p><text:span text:style-name="T14">}</text:span></text:p>
          </draw:text-box>
        </draw:frame>
        <presentation:notes draw:style-name="dp1">
          <office:forms form:automatic-focus="false" form:apply-design-mode="false"/>
          <draw:page-thumbnail draw:style-name="gr1" draw:layer="layout" svg:width="18.621cm" svg:height="10.476cm" svg:x="1.484cm" svg:y="2.123cm" draw:page-number="18" presentation:class="page"/>
          <draw:frame presentation:style-name="pr10"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Factory Method Implementation</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19">Welcome to manual allocation.</text:span></text:p>
              </text:list-item>
              <text:list-item>
                <text:p><text:span text:style-name="T19">Use sizeof() whenever possible.</text:span></text:p>
              </text:list-item>
              <text:list-item>
                <text:p><text:span text:style-name="T19">Do NOT access hunks of memory like this without checking if they exist: malloc returns NULL if it can’t get memory.</text:span></text:p>
              </text:list-item>
            </text:list>
          </draw:text-box>
        </draw:frame>
        <presentation:notes draw:style-name="dp1">
          <office:forms form:automatic-focus="false" form:apply-design-mode="false"/>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6" draw:layer="layout" svg:width="25.191cm" svg:height="10.541cm" svg:x="1.397cm" svg:y="3.683cm" presentation:class="outline" presentation:user-transformed="true">
          <draw:text-box>
            <text:p><text:span text:style-name="T15"/></text:p>
            <text:p><text:span text:style-name="T15">// An instance method</text:span></text:p>
            <text:p><text:span text:style-name="T15">void</text:span><text:span text:style-name="T17"> </text:span><text:span text:style-name="T18">dll_</text:span><text:span text:style-name="T25">Logger</text:span><text:span text:style-name="T14">_msg(</text:span><text:span text:style-name="T18">dll_</text:span><text:span text:style-name="T25">Logger</text:span><text:span text:style-name="T22">*</text:span><text:span text:style-name="T25"> </text:span><text:span text:style-name="T14">self,</text:span></text:p>
            <text:p><text:span text:style-name="T14"><text:s text:c="20"/></text:span><text:span text:style-name="T22">const</text:span><text:span text:style-name="T14"> char</text:span><text:span text:style-name="T22">*</text:span><text:span text:style-name="T14"> msg);</text:span></text:p>
          </draw:text-box>
        </draw:frame>
        <presentation:notes draw:style-name="dp1">
          <office:forms form:automatic-focus="false" form:apply-design-mode="false"/>
          <draw:page-thumbnail draw:style-name="gr1" draw:layer="layout" svg:width="18.621cm" svg:height="10.476cm" svg:x="1.484cm" svg:y="2.123cm" draw:page-number="20" presentation:class="page"/>
          <draw:frame presentation:style-name="pr10"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Instance Methods</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19">Self parameter </text:span><text:span text:style-name="T21">always comes first</text:span><text:span text:style-name="T19">.</text:span></text:p>
              </text:list-item>
              <text:list-item>
                <text:p><text:span text:style-name="T20">Don’t</text:span><text:span text:style-name="T19"> use “this” instead of “self” or it won’t compile as C++.</text:span></text:p>
              </text:list-item>
              <text:list-item>
                <text:p><text:span text:style-name="T19">By taking a pointer to self we’re providing familar reference semantics.</text:span></text:p>
              </text:list-item>
              <text:list-item>
                <text:p><text:span text:style-name="T19">Value semantics are fine for lightweight objects and make memory management trivial.</text:span></text:p>
              </text:list-item>
              <text:list-item>
                <text:p><text:span text:style-name="T19">Value semantics are</text:span><text:span text:style-name="T19"> less useful when we use the return value for error handling, as discussed later.</text:span></text:p>
              </text:list-item>
            </text:list>
          </draw:text-box>
        </draw:frame>
        <presentation:notes draw:style-name="dp1">
          <office:forms form:automatic-focus="false" form:apply-design-mode="false"/>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6" draw:layer="layout" svg:width="25.191cm" svg:height="10.541cm" svg:x="1.397cm" svg:y="3.683cm" presentation:class="outline" presentation:user-transformed="true">
          <draw:text-box>
            <text:p><text:span text:style-name="T15">void</text:span><text:span text:style-name="T17"> </text:span><text:span text:style-name="T18">dll_</text:span><text:span text:style-name="T25">Logger</text:span><text:span text:style-name="T14">_msg(</text:span><text:span text:style-name="T18">dll_</text:span><text:span text:style-name="T25">Logger* </text:span><text:span text:style-name="T14">self,</text:span></text:p>
            <text:p><text:span text:style-name="T14"><text:s text:c="20"/></text:span><text:span text:style-name="T22">const</text:span><text:span text:style-name="T14"> char</text:span><text:span text:style-name="T22">*</text:span><text:span text:style-name="T14"> msg) {</text:span></text:p>
            <text:p><text:span text:style-name="T14"><text:s text:c="4"/></text:span><text:span text:style-name="T14">if (</text:span><text:span text:style-name="T18">m_</text:span><text:span text:style-name="T14">log_file) {</text:span></text:p>
            <text:p><text:span text:style-name="T14"><text:s text:c="8"/></text:span><text:span text:style-name="T14">msg_impl(self, msg);</text:span></text:p>
            <text:p><text:span text:style-name="T14"><text:s text:c="8"/></text:span><text:span text:style-name="T14">my_flush();</text:span></text:p>
            <text:p><text:span text:style-name="T14"><text:s text:c="4"/></text:span><text:span text:style-name="T14">}</text:span></text:p>
            <text:p><text:span text:style-name="T14">}</text:span></text:p>
          </draw:text-box>
        </draw:frame>
        <presentation:notes draw:style-name="dp1">
          <office:forms form:automatic-focus="false" form:apply-design-mode="false"/>
          <draw:page-thumbnail draw:style-name="gr1" draw:layer="layout" svg:width="18.621cm" svg:height="10.476cm" svg:x="1.484cm" svg:y="2.123cm" draw:page-number="22" presentation:class="page"/>
          <draw:frame presentation:style-name="pr10"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msg Method Implementation</text:p>
          </draw:text-box>
        </draw:frame>
        <draw:frame presentation:style-name="pr4" draw:text-style-name="P7" draw:layer="layout" svg:width="25.191cm" svg:height="10.541cm" svg:x="1.397cm" svg:y="3.683cm" presentation:class="outline" presentation:user-transformed="true">
          <draw:text-box>
            <text:p><text:span text:style-name="T19"/></text:p>
            <text:p><text:span text:style-name="T19">What are these symbols? <text:s/>Excuses to show how to implement a few more basic features.</text:span></text:p>
            <text:list text:style-name="L2">
              <text:list-item>
                <text:p><text:span text:style-name="T19">Note use of </text:span><text:span text:style-name="T21">class variable</text:span><text:span text:style-name="T19"> m_log_file.</text:span></text:p>
              </text:list-item>
              <text:list-item>
                <text:p><text:span text:style-name="T19">msg_impl() is a </text:span><text:span text:style-name="T21">private</text:span><text:span text:style-name="T19"> instance method.</text:span></text:p>
              </text:list-item>
              <text:list-item>
                <text:p><text:span text:style-name="T19">my_flush() is a </text:span><text:span text:style-name="T21">private</text:span><text:span text:style-name="T19"> class method.</text:span></text:p>
              </text:list-item>
            </text:list>
          </draw:text-box>
        </draw:frame>
        <presentation:notes draw:style-name="dp1">
          <office:forms form:automatic-focus="false" form:apply-design-mode="false"/>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6" draw:layer="layout" svg:width="25.191cm" svg:height="10.541cm" svg:x="1.397cm" svg:y="3.683cm" presentation:class="outline" presentation:user-transformed="true">
          <draw:text-box>
            <text:p text:style-name="P9">#include &lt;stdio.h&gt;</text:p>
            <text:p text:style-name="P9"/>
            <text:p text:style-name="P9">// Class variable</text:p>
            <text:p text:style-name="P9"><text:span text:style-name="T22">static</text:span> FILE* <text:span text:style-name="T18">m_</text:span>log_file;</text:p>
          </draw:text-box>
        </draw:frame>
        <presentation:notes draw:style-name="dp1">
          <office:forms form:automatic-focus="false" form:apply-design-mode="false"/>
          <draw:page-thumbnail draw:style-name="gr1" draw:layer="layout" svg:width="18.621cm" svg:height="10.476cm" svg:x="1.484cm" svg:y="2.123cm" draw:page-number="24" presentation:class="page"/>
          <draw:frame presentation:style-name="pr10"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Class Variables</text:p>
          </draw:text-box>
        </draw:frame>
        <draw:frame presentation:style-name="pr4" draw:text-style-name="P7" draw:layer="layout" svg:width="25.191cm" svg:height="10.541cm" svg:x="1.397cm" svg:y="3.683cm" presentation:class="outline" presentation:user-transformed="true">
          <draw:text-box>
            <text:list text:style-name="L2">
              <text:list-header>
                <text:p><text:span text:style-name="T19"/></text:p>
              </text:list-header>
              <text:list-item>
                <text:p><text:span text:style-name="T19">Declared at file scope.</text:span></text:p>
              </text:list-item>
              <text:list-item>
                <text:p><text:span text:style-name="T19">Not put in the .h file to restrict compile-time visibility.</text:span></text:p>
              </text:list-item>
              <text:list-item>
                <text:p><text:span text:style-name="T19">Declared static to restrict link-time visibility.</text:span></text:p>
              </text:list-item>
              <text:list-item>
                <text:p><text:span text:style-name="T19">Can use an initializer or a class init function.</text:span></text:p>
              </text:list-item>
            </text:list>
          </draw:text-box>
        </draw:frame>
        <presentation:notes draw:style-name="dp1">
          <office:forms form:automatic-focus="false" form:apply-design-mode="false"/>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Class Variable Names</text:p>
          </draw:text-box>
        </draw:frame>
        <draw:frame presentation:style-name="pr4" draw:text-style-name="P7" draw:layer="layout" svg:width="25.191cm" svg:height="10.541cm" svg:x="1.397cm" svg:y="3.683cm" presentation:class="outline" presentation:user-transformed="true">
          <draw:text-box>
            <text:p><text:span text:style-name="T19"/></text:p>
            <text:p><text:span text:style-name="T19">I prefer a standard prefix like ‘m_’ (“module”).</text:span></text:p>
            <text:p><text:span text:style-name="T21">Pythonistas beware</text:span><text:span text:style-name="T19">:</text:span></text:p>
            <text:list text:style-name="L2">
              <text:list-item>
                <text:p><text:span text:style-name="T21">Never use all caps</text:span><text:span text:style-name="T19"> (by convention that’s a preprocessor symbol).</text:span></text:p>
              </text:list-item>
              <text:list-item>
                <text:p><text:span text:style-name="T21">Never use a leading ‘_’</text:span><text:span text:style-name="T19"> for anything (that is the compiler’s namespace).</text:span></text:p>
              </text:list-item>
            </text:list>
            <text:p><text:span text:style-name="T19"/></text:p>
            <text:p text:style-name="P10"><text:span text:style-name="T20">We apologize in advance for the obscene overloading of the keyword ‘static’.</text:span></text:p>
          </draw:text-box>
        </draw:frame>
        <presentation:notes draw:style-name="dp1">
          <office:forms form:automatic-focus="false" form:apply-design-mode="false"/>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6" draw:layer="layout" svg:width="25.191cm" svg:height="10.541cm" svg:x="1.397cm" svg:y="3.683cm" presentation:class="outline" presentation:user-transformed="true">
          <draw:text-box>
            <text:p><text:span text:style-name="T16">static void</text:span><text:span text:style-name="T17"> </text:span><text:span text:style-name="T14">msg_impl(</text:span><text:span text:style-name="T18">dll_</text:span><text:span text:style-name="T25">Logger* </text:span><text:span text:style-name="T14">self,</text:span></text:p>
            <text:p><text:span text:style-name="T14"><text:s text:c="21"/></text:span><text:span text:style-name="T22">const</text:span><text:span text:style-name="T14"> char</text:span><text:span text:style-name="T22">*</text:span><text:span text:style-name="T14"> msg)</text:span></text:p>
            <text:p><text:span text:style-name="T14">{</text:span></text:p>
            <text:p><text:span text:style-name="T14"><text:s text:c="4"/></text:span><text:span text:style-name="T14">fprintf(m_log_file, “%s: %s\n”,</text:span></text:p>
            <text:p><text:span text:style-name="T14"><text:s text:c="12"/></text:span><text:span text:style-name="T14">self-&gt;module, msg);</text:span></text:p>
            <text:p><text:span text:style-name="T14">}</text:span></text:p>
          </draw:text-box>
        </draw:frame>
        <presentation:notes draw:style-name="dp1">
          <office:forms form:automatic-focus="false" form:apply-design-mode="false"/>
          <draw:page-thumbnail draw:style-name="gr1" draw:layer="layout" svg:width="18.621cm" svg:height="10.476cm" svg:x="1.484cm" svg:y="2.123cm" draw:page-number="27" presentation:class="page"/>
          <draw:frame presentation:style-name="pr10"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Private Instance Methods</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21">Don’t need need prefixing</text:span><text:span text:style-name="T19"> because they’re file-local.</text:span></text:p>
              </text:list-item>
              <text:list-item>
                <text:p><text:span text:style-name="T21">Not in the .h file</text:span><text:span text:style-name="T19"> to restrict compile-time visibility.</text:span></text:p>
              </text:list-item>
              <text:list-item>
                <text:p><text:span text:style-name="T21">Declared static</text:span><text:span text:style-name="T19"> to restrict link-time visibility.</text:span></text:p>
              </text:list-item>
              <text:list-item>
                <text:p><text:span text:style-name="T19">Note use of the instance variable through the self parameter.</text:span></text:p>
              </text:list-item>
            </text:list>
          </draw:text-box>
        </draw:frame>
        <presentation:notes draw:style-name="dp1">
          <office:forms form:automatic-focus="false" form:apply-design-mode="false"/>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st_logger.c</text:p>
          </draw:text-box>
        </draw:frame>
        <draw:frame presentation:style-name="pr9" draw:text-style-name="P6" draw:layer="layout" svg:width="25.191cm" svg:height="10.541cm" svg:x="1.397cm" svg:y="3.683cm" presentation:class="outline" presentation:user-transformed="true">
          <draw:text-box>
            <text:p/>
            <text:p>// What an object looks like in use.</text:p>
            <text:p>dll_Logger* log = dll_Logger_create(“main”);</text:p>
            <text:p>dll_Logger_msg(log, “main logged”);</text:p>
            <text:p>dll_Logger_destroy(&amp;log);</text:p>
          </draw:text-box>
        </draw:frame>
        <presentation:notes draw:style-name="dp1">
          <office:forms form:automatic-focus="false" form:apply-design-mode="false"/>
          <draw:page-thumbnail draw:style-name="gr1" draw:layer="layout" svg:width="18.621cm" svg:height="10.476cm" svg:x="1.484cm" svg:y="2.123cm" draw:page-number="29" presentation:class="page"/>
          <draw:frame presentation:style-name="pr10"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How This Looks In Use</text:p>
          </draw:text-box>
        </draw:frame>
        <draw:frame presentation:style-name="pr4" draw:text-style-name="P7" draw:layer="layout" svg:width="25.191cm" svg:height="10.541cm" svg:x="1.397cm" svg:y="3.683cm" presentation:class="outline" presentation:user-transformed="true">
          <draw:text-box>
            <text:p><text:span text:style-name="T19"/></text:p>
            <text:list text:style-name="L2">
              <text:list-item>
                <text:p><text:span text:style-name="T19">Pythonistas beware: single quoted things are numbers, not strings!</text:span></text:p>
              </text:list-item>
              <text:list-item>
                <text:p><text:span text:style-name="T19">The destroy method as I write it automates best practice and nulls the pointer after freeing the memory.</text:span></text:p>
              </text:list-item>
              <text:list-item>
                <text:p><text:span text:style-name="T19">The class methods are now obvious.</text:span></text:p>
              </text:list-item>
            </text:list>
          </draw:text-box>
        </draw:frame>
        <presentation:notes draw:style-name="dp1">
          <office:forms form:automatic-focus="false" form:apply-design-mode="false"/>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at About Polymorphism?</text:p>
          </draw:text-box>
        </draw:frame>
        <draw:frame presentation:style-name="pr4" draw:layer="layout" svg:width="25.191cm" svg:height="10.541cm" svg:x="1.397cm" svg:y="3.683cm" presentation:class="outline" presentation:user-transformed="true">
          <draw:text-box>
            <text:p><text:span text:style-name="T12"/></text:p>
            <text:list text:style-name="L2">
              <text:list-item>
                <text:p><text:span text:style-name="T12">You can’t have ad hoc polymorphism (e.g. function overloading, user-defined operators): it isn’t a convenience without compiler help.</text:span></text:p>
              </text:list-item>
              <text:list-item>
                <text:p><text:span text:style-name="T12">You also don’t want it: use, </text:span><text:span text:style-name="T26">don’t fight C’s explicit, no magic nature</text:span><text:span text:style-name="T12">.</text:span></text:p>
              </text:list-item>
              <text:list-item>
                <text:p><text:span text:style-name="T12">Even C’s little bit of magic for built-in types has been a misfeature.</text:span></text:p>
              </text:list-item>
              <text:list-item>
                <text:p><text:span text:style-name="T26">Write as many explicit conversion functions as you need</text:span><text:span text:style-name="T12">.</text:span></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More) Dynamic Object Models</text:p>
          </draw:text-box>
        </draw:frame>
        <draw:frame presentation:style-name="pr4" draw:layer="layout" svg:width="25.191cm" svg:height="10.541cm" svg:x="1.397cm" svg:y="3.683cm" presentation:class="outline" presentation:user-transformed="true">
          <draw:text-box>
            <text:p><text:span text:style-name="T26">Don’t do it unless you need it</text:span><text:span text:style-name="T12">, but it may be worth implementing dispatch and polymorphism via interfaces. <text:s/>Quick advice:</text:span></text:p>
            <text:list text:style-name="L2">
              <text:list-item>
                <text:p><text:span text:style-name="T12">Don’t implement the C++ object model (struct with dispatch table pointer and inlined instance data).</text:span></text:p>
              </text:list-item>
              <text:list-item>
                <text:p><text:span text:style-name="T12">Prefer objects with exactly two pointers: dispatch table and instance data.</text:span></text:p>
              </text:list-item>
              <text:list-item>
                <text:p><text:span text:style-name="T12">Maximizing type safety is hard.</text:span></text:p>
              </text:list-item>
              <text:list-item>
                <text:p><text:span text:style-name="T26">This is an advanced topic!</text:span></text:p>
              </text:list-item>
            </text:list>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at About Inheritance?</text:p>
          </draw:text-box>
        </draw:frame>
        <draw:frame presentation:style-name="pr4" draw:layer="layout" svg:width="25.191cm" svg:height="10.541cm" svg:x="1.397cm" svg:y="3.683cm" presentation:class="outline" presentation:user-transformed="true">
          <draw:text-box>
            <text:p><text:span text:style-name="T12"/></text:p>
            <text:list text:style-name="L2">
              <text:list-item>
                <text:p><text:span text:style-name="T12">Object ownership (composition) works very will with this scheme—reduce your desire for inheritance by using composition freely.</text:span></text:p>
              </text:list-item>
              <text:list-item>
                <text:p><text:span text:style-name="T12">Inheritance is possible, but try avoid it—it has proven itself to be problematic and isn’t worth it when done manually.</text:span></text:p>
              </text:list-item>
              <text:list-item>
                <text:p><text:span text:style-name="T27">If you must, try for interface inheritance only, no implementation inheritance.</text:span></text:p>
              </text:list-item>
            </text:list>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emember The Golden Rule</text:p>
          </draw:text-box>
        </draw:frame>
        <draw:frame presentation:style-name="pr4" draw:layer="layout" svg:width="25.191cm" svg:height="10.541cm" svg:x="1.397cm" svg:y="3.683cm" presentation:class="outline" presentation:user-transformed="true">
          <draw:text-box>
            <text:p/>
            <text:p text:style-name="P10"><text:span text:style-name="T28">Less Is More</text:span></text:p>
            <text:p/>
            <text:p>Only implement mechanisms you truly need and will benefit you when used pervasively. <text:s/>Someone has to learn what you did, warts and all.</text:p>
          </draw:text-box>
        </draw:fram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 draw:text-style-name="P12" draw:layer="layout" svg:width="25.191cm" svg:height="12.19cm" svg:x="1.397cm" svg:y="0.625cm" presentation:class="subtitle">
          <draw:text-box>
            <text:p text:style-name="P11"><text:span text:style-name="T29">Manual Memory Management: Doing the “Impossible”</text:span></text:p>
          </draw:text-box>
        </draw:frame>
        <presentation:notes draw:style-name="dp2">
          <draw:page-thumbnail draw:style-name="gr1"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having With A Straight Razor</text:p>
          </draw:text-box>
        </draw:frame>
        <draw:frame presentation:style-name="pr4" draw:layer="layout" svg:width="25.191cm" svg:height="10.541cm" svg:x="1.397cm" svg:y="3.683cm" presentation:class="outline">
          <draw:text-box>
            <text:p>Great Marketing Schemes In History:</text:p>
            <text:list text:style-name="L2">
              <text:list-item>
                <text:p>King Camp Gillette &amp; others convince the public that straight razors are too hard for ordinary men to use safely. <text:s/>An industry was born.</text:p>
              </text:list-item>
              <text:list-item>
                <text:p>Sun Microsystems convinces managers that C and C++ are too hard for ordinary (cheaper) programmers to use safely. <text:s/>An industry is born.</text:p>
              </text:list-item>
            </text:list>
            <text:p>The following historical facts disappear from public consciousness:</text:p>
            <text:list text:continue-numbering="true" text:style-name="L2">
              <text:list-item>
                <text:p>Millions learned to shave with straight razors, and they didn't die.</text:p>
              </text:list-item>
              <text:list-item>
                <text:p>Millions learned to program with C, and their programs didn't die.</text:p>
              </text:list-item>
            </text:list>
          </draw:text-box>
        </draw:frame>
        <presentation:notes draw:style-name="dp2">
          <draw:page-thumbnail draw:style-name="gr1"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Overcoming “C-o-phobia”</text:p>
          </draw:text-box>
        </draw:frame>
        <draw:frame presentation:style-name="pr4" draw:layer="layout" svg:width="25.191cm" svg:height="10.541cm" svg:x="1.397cm" svg:y="3.683cm" presentation:class="outline">
          <draw:text-box>
            <text:p>Half the battle for many is getting over the mental hurdle:</text:p>
            <text:list text:style-name="L2">
              <text:list-item>
                <text:p>Manual memory management <text:span text:style-name="T11">IS</text:span> harder than automatic.</text:p>
              </text:list-item>
              <text:list-item>
                <text:p>It <text:span text:style-name="T11">IS NOT</text:span> as hard as problems we don't hesitate to tackle, such as parallel and concurrent programming or distributed data.</text:p>
              </text:list-item>
              <text:list-item>
                <text:p>You <text:span text:style-name="T11">DO</text:span> need a couple of new skills and a new mental picture.</text:p>
              </text:list-item>
              <text:list-item>
                <text:p>You <text:span text:style-name="T11">DO NOT</text:span> need superhuman talent.</text:p>
              </text:list-item>
              <text:list-item>
                <text:p>It <text:span text:style-name="T11">ABSOLUTELY IS</text:span> fun when a credulous co-worker thinks you're a wizard because you can do something that used to be taught to freshmen. :-)</text:p>
              </text:list-item>
            </text:list>
          </draw:text-box>
        </draw:fram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re Is No Santa Claus</text:p>
          </draw:text-box>
        </draw:frame>
        <draw:frame presentation:style-name="pr4" draw:layer="layout" svg:width="25.191cm" svg:height="10.541cm" svg:x="1.397cm" svg:y="3.683cm" presentation:class="outline" presentation:user-transformed="true">
          <draw:text-box>
            <text:p>Telling children there is no Santa Claus:</text:p>
            <text:p text:style-name="P10"><text:span text:style-name="T11">Memory management is really a design issue in disguise.</text:span></text:p>
            <text:list text:style-name="L2">
              <text:list-item>
                <text:p text:style-name="P13"><text:span text:style-name="T12">Imagine we had a perfect garbage collector.</text:span></text:p>
              </text:list-item>
              <text:list-item>
                <text:p text:style-name="P13"><text:span text:style-name="T12">For any program, insert an extra allocation at the entry point and dereferences of that memory at every possible exit point.</text:span></text:p>
              </text:list-item>
              <text:list-item>
                <text:p text:style-name="P13"><text:span text:style-name="T12">A perfect collector will collect that memory if and only if the program never halts—it must solve the halting problem for all programs!</text:span></text:p>
              </text:list-item>
              <text:list-item>
                <text:p text:style-name="P13"><text:span text:style-name="T12">The halting problem is undecidable, so </text:span><text:span text:style-name="T11">perfect collectors don't exist!</text:span></text:p>
              </text:list-item>
            </text:list>
            <text:p text:style-name="P13"><text:span text:style-name="T12">In </text:span><text:span text:style-name="T11">any</text:span><text:span text:style-name="T12"> language, </text:span><text:span text:style-name="T11">we must restrict our designs to a special subset.</text:span></text:p>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3">
        <office:forms form:automatic-focus="false" form:apply-design-mode="false"/>
        <draw:custom-shape draw:style-name="gr2" draw:text-style-name="P14" draw:layer="layout" svg:width="12.192cm" svg:height="10.414cm" svg:x="14.224cm" svg:y="3.81cm">
          <text:p text:style-name="P10">General Programs</text:p>
          <draw:enhanced-geometry svg:viewBox="0 0 21600 21600" draw:type="rectangle" draw:enhanced-path="M 0 0 L 21600 0 21600 21600 0 21600 0 0 Z N"/>
        </draw:custom-shape>
        <draw:custom-shape draw:style-name="gr3" draw:text-style-name="P15" draw:layer="layout" svg:width="8.128cm" svg:height="5.842cm" svg:x="17.272cm" svg:y="5.842cm">
          <text:p text:style-name="P10">Collectibl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25.191cm" svg:height="2.629cm" svg:x="1.397cm" svg:y="0.625cm" presentation:class="title">
          <draw:text-box>
            <text:p>Memory Management Design Classes</text:p>
          </draw:text-box>
        </draw:frame>
        <draw:frame presentation:style-name="pr4" draw:text-style-name="P6" draw:layer="layout" svg:width="12.293cm" svg:height="10.541cm" svg:x="1.397cm" svg:y="3.683cm" presentation:class="outline" presentation:user-transformed="true">
          <draw:text-box>
            <text:list text:style-name="L2">
              <text:list-item>
                <text:p text:style-name="P6">General programs: provably impossible to collect</text:p>
              </text:list-item>
              <text:list-item>
                <text:p text:style-name="P6">Collectible programs: collectible by scanning</text:p>
                <text:p text:style-name="P6">(reachability == liveness)</text:p>
              </text:list-item>
              <text:list-item>
                <text:p text:style-name="P6">Countable programs: collectible by reference counting (also cycle free)</text:p>
              </text:list-item>
              <text:list-item>
                <text:p text:style-name="P6">Manageable programs: collectible manually (identifiable sole ownership)</text:p>
              </text:list-item>
            </text:list>
          </draw:text-box>
        </draw:frame>
        <draw:custom-shape draw:style-name="gr4" draw:text-style-name="P16" draw:layer="layout" svg:width="6.096cm" svg:height="3.556cm" svg:x="18.796cm" svg:y="7.65cm">
          <text:p text:style-name="P10">Countab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7" draw:layer="layout" svg:width="4.318cm" svg:height="1.778cm" svg:x="21.336cm" svg:y="9.144cm">
          <text:p text:style-name="P10">Manageab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Design Requirements For Memory Management</text:p>
          </draw:text-box>
        </draw:frame>
        <draw:frame presentation:style-name="pr4" draw:layer="layout" svg:width="25.191cm" svg:height="10.541cm" svg:x="1.397cm" svg:y="3.683cm" presentation:class="outline" presentation:user-transformed="true">
          <draw:text-box>
            <text:p>In languages with precise garbage collection, <text:span text:style-name="T11">must design</text:span> so that the programmer can statically (from source code) determine...</text:p>
            <text:list text:style-name="L2">
              <text:list-item>
                <text:p>...liveness of individual references (whether they will be used again).</text:p>
              </text:list-item>
            </text:list>
            <text:p>In languages with reference counting, <text:span text:style-name="T11">must design</text:span> so that the programmer can statically (from source code) determine...</text:p>
            <text:list text:continue-numbering="true" text:style-name="L2">
              <text:list-item>
                <text:p>...the above, plus when to manually break cycles (if they exist).</text:p>
              </text:list-item>
            </text:list>
            <text:p>In languages with manual memory management, <text:span text:style-name="T11">must design</text:span> so that the programmer can statically (from source code) determine...</text:p>
            <text:list text:continue-numbering="true" text:style-name="L2">
              <text:list-item>
                <text:p>...liveness of objects themselves (the whole thing).</text:p>
              </text:list-item>
            </text:list>
          </draw:text-box>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Evangelism For Sole Ownership</text:p>
          </draw:text-box>
        </draw:frame>
        <draw:frame presentation:style-name="pr4" draw:layer="layout" svg:width="25.191cm" svg:height="10.541cm" svg:x="1.397cm" svg:y="3.683cm" presentation:class="outline" presentation:user-transformed="true">
          <draw:text-box>
            <text:p>You already know how to design for collectible languages. <text:s/>My job is to give you the new skills of designing for manageable languages.</text:p>
            <text:p>Sweeping, irresponsible claim:</text:p>
            <text:p text:style-name="P18"><text:span text:style-name="T11">The most general practical design principle for manual memory management is </text:span><text:span text:style-name="T30">Sole Ownership</text:span><text:span text:style-name="T11">.</text:span></text:p>
            <text:p text:style-name="P19"><text:span text:style-name="T12"/></text:p>
          </draw:text-box>
        </draw:frame>
        <presentation:notes draw:style-name="dp2">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Defined</text:p>
          </draw:text-box>
        </draw:frame>
        <draw:frame presentation:style-name="pr4" draw:layer="layout" svg:width="25.191cm" svg:height="10.541cm" svg:x="1.397cm" svg:y="3.683cm" presentation:class="outline" presentation:user-transformed="true">
          <draw:text-box>
            <text:p>Sole Ownership:</text:p>
            <text:p text:style-name="P18">At <text:span text:style-name="T11">every point</text:span> in the life-cycle of a chunk of memory, <text:span text:style-name="T11">precisely one</text:span> reference has sole responsibility for <text:span text:style-name="T11">controlling access</text:span> to it until finally freeing it or passing that responsibility to a new owner.</text:p>
            <text:list text:style-name="L2">
              <text:list-item>
                <text:p text:style-name="P19">With garbage collection (either scanning or counting), ownership is shared—all (strong) references have a share of ownership.</text:p>
              </text:list-item>
              <text:list-item>
                <text:p text:style-name="P19">Since we are only concerned with Sole Ownership in C, <text:span text:style-name="T11">in what follows “Ownership” means “Sole Ownership”</text:span> unless otherwise noted.</text:p>
              </text:list-item>
            </text:list>
          </draw:text-box>
        </draw:frame>
        <presentation:notes draw:style-name="dp2">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ules For Owners</text:p>
          </draw:text-box>
        </draw:frame>
        <draw:frame presentation:style-name="pr4" draw:layer="layout" svg:width="25.191cm" svg:height="10.541cm" svg:x="1.397cm" svg:y="3.683cm" presentation:class="outline">
          <draw:text-box>
            <text:p>Owners <text:span text:style-name="T11">may</text:span>:</text:p>
            <text:list text:style-name="L2">
              <text:list-item>
                <text:p>Allow another pointer to “borrow” the reference without transferring ownership.</text:p>
              </text:list-item>
              <text:list-item>
                <text:p>Transfer ownership to another Owner.</text:p>
              </text:list-item>
            </text:list>
            <text:p>Owners <text:span text:style-name="T11">must</text:span>:</text:p>
            <text:list text:continue-numbering="true" text:style-name="L2">
              <text:list-item>
                <text:p>Free any memory they still own before finalizing (going out of scope, being freed themselves).</text:p>
              </text:list-item>
              <text:list-item>
                <text:p>Only loan to borrowers who will relinquish their references before the loaning owner frees or transfers ownership.</text:p>
              </text:list-item>
            </text:list>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ules For Borrowers</text:p>
          </draw:text-box>
        </draw:frame>
        <draw:frame presentation:style-name="pr4" draw:layer="layout" svg:width="25.191cm" svg:height="10.541cm" svg:x="1.397cm" svg:y="3.683cm" presentation:class="outline">
          <draw:text-box>
            <text:p>Borrowers <text:span text:style-name="T11">may</text:span>:</text:p>
            <text:list text:style-name="L2">
              <text:list-item>
                <text:p>Freely access borrowed memory during their tenure.</text:p>
              </text:list-item>
              <text:list-item>
                <text:p>Grant sub-leases during the tenure of their lease.</text:p>
              </text:list-item>
            </text:list>
            <text:p>Borrowers <text:span text:style-name="T11">must</text:span>:</text:p>
            <text:list text:continue-numbering="true" text:style-name="L2">
              <text:list-item>
                <text:p>Not free memory, ever.</text:p>
              </text:list-item>
              <text:list-item>
                <text:p>Not pass the memory to an owner, ever (not convert to ownership).</text:p>
              </text:list-item>
              <text:list-item>
                <text:p>Guarantee that all sub-leases have expired before their own lease does.</text:p>
              </text:list-item>
            </text:list>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Benefits Of Sole Ownership Designs</text:p>
          </draw:text-box>
        </draw:frame>
        <draw:frame presentation:style-name="pr4" draw:layer="layout" svg:width="25.191cm" svg:height="10.541cm" svg:x="1.397cm" svg:y="3.683cm" presentation:class="outline">
          <draw:text-box>
            <text:p>What have we gained by accepting the Sole Ownership discipline?</text:p>
            <text:list text:style-name="L2">
              <text:list-item>
                <text:p>Non-locality and action-at-a-distance is eliminated; <text:span text:style-name="T11">all memory-handling decisions are local.</text:span></text:p>
              </text:list-item>
              <text:list-item>
                <text:p>The correct point to free memory is always evident lexically (precisely every point at which an owner is freed or goes out of scope).</text:p>
              </text:list-item>
              <text:list-item>
                <text:p>Most functions simple to write because they are only responsible for memory they allocate.</text:p>
              </text:list-item>
              <text:list-item>
                <text:p>It is easy to religiously null all pointers after free, ownership transfer, or lease expiration so that the program will crash rather than proceed in an invalid state (usually less damaging and always much easier to debug).</text:p>
              </text:list-item>
            </text:list>
          </draw:text-box>
        </draw:frame>
        <presentation:notes draw:style-name="dp2">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Dogmatism For C</text:p>
          </draw:text-box>
        </draw:frame>
        <draw:frame presentation:style-name="pr4" draw:layer="layout" svg:width="25.191cm" svg:height="10.541cm" svg:x="1.397cm" svg:y="3.683cm" presentation:class="outline">
          <draw:text-box>
            <text:p>Another bold, irresponsible dogmatic assertion:</text:p>
            <text:p text:style-name="P5"><text:span text:style-name="T31">A design whose memory management strategy cannot conveniently be expressed in terms of possessing and transferring ownership will inevitably turn out to be a bad design.</text:span></text:p>
            <text:p text:style-name="P11"><text:span text:style-name="T32">You don't actually </text:span><text:span text:style-name="T31">have</text:span><text:span text:style-name="T32"> to express your design in ownership language, </text:span><text:span text:style-name="T31">but you should do so and you must be able to do so.</text:span></text:p>
          </draw:text-box>
        </draw:frame>
        <presentation:notes draw:style-name="dp2">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vs Traditional C</text:p>
          </draw:text-box>
        </draw:frame>
        <draw:frame presentation:style-name="pr4" draw:layer="layout" svg:width="25.191cm" svg:height="10.541cm" svg:x="1.397cm" svg:y="3.683cm" presentation:class="outline" presentation:user-transformed="true">
          <draw:text-box>
            <text:p>Why don't all good C programmers do it this way?</text:p>
            <text:list text:style-name="L2">
              <text:list-item>
                <text:p><text:span text:style-name="T33">Because they're a bunch of mindless jerks who will be first against the wall when the revolution comes</text:span><text:span text:style-name="T34">...a</text:span>ctually, <text:span text:style-name="T11">their designs will usually be well described by Sole Ownership rules,</text:span> even though traditionally the community doesn't use ownership language (unfortunately).</text:p>
              </text:list-item>
              <text:list-item>
                <text:p>Knowing the principle explicitly makes it easier and faster to learn and use than struggling with ad-hoc design.</text:p>
              </text:list-item>
              <text:list-item>
                <text:p><text:span text:style-name="T11">You now have the mental tools to be better at memory management than half of all C programmers out there</text:span>. <text:s/>Not bad for fifteen minutes.</text:p>
              </text:list-item>
            </text:list>
          </draw:text-box>
        </draw:frame>
        <presentation:notes draw:style-name="dp2">
          <draw:page-thumbnail draw:style-name="gr1" draw:layer="layout" svg:width="13.968cm" svg:height="10.476cm" svg:x="3.81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In C++</text:p>
          </draw:text-box>
        </draw:frame>
        <draw:frame presentation:style-name="pr4" draw:layer="layout" svg:width="25.191cm" svg:height="10.541cm" svg:x="1.397cm" svg:y="3.683cm" presentation:class="outline" presentation:user-transformed="true">
          <draw:text-box>
            <text:p>The core ownership concepts actually come from C++, where smart pointers partially automate and enforce the rules:</text:p>
            <text:list text:style-name="L2">
              <text:list-item>
                <text:p>Use auto_ptr/unique_ptr for all owning pointers.</text:p>
              </text:list-item>
              <text:list-item>
                <text:p>Factor out the details of freeing resources into destructors. <text:s/>All resources are owned by objects (RAII) which are owned by auto_ptrs.</text:p>
              </text:list-item>
              <text:list-item>
                <text:p>Use ordinary C pointers for borrowing pointers. <text:s/>(Unfortunately, the borrowing rules still aren't automatable within the language.)</text:p>
              </text:list-item>
              <text:list-item>
                <text:p>BTW, in &gt;= C++11 shared_ptr also provides counting collection.</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3" draw:layer="layout" svg:width="25.191cm" svg:height="2.629cm" svg:x="1.397cm" svg:y="0.625cm" presentation:class="title">
          <draw:text-box>
            <text:p>Sole Ownership Dogmatism For C++</text:p>
          </draw:text-box>
        </draw:frame>
        <draw:frame presentation:style-name="pr4" draw:layer="layout" svg:width="25.191cm" svg:height="10.541cm" svg:x="1.397cm" svg:y="3.683cm" presentation:class="outline">
          <draw:text-box>
            <text:p>Still more irresponsible dogmatic assertions:</text:p>
            <text:p text:style-name="P5"><text:span text:style-name="T11">If your C++ design doesn't allow its memory management strategy to be implemented cleanly in terms of auto_ptr (unique_ptr), your design is almost certainly flawed (unless it uses some other smart pointer such as shared_ptr).</text:span></text:p>
            <text:p><text:span text:style-name="T35"/></text:p>
            <text:p text:style-name="P5"><text:span text:style-name="T11">If it does but you're not using auto_ptr (unique_ptr) heavily, your implementation is almost certainly flawed.</text:span></text:p>
          </draw:text-box>
        </draw:frame>
        <presentation:notes draw:style-name="dp2">
          <draw:page-thumbnail draw:style-name="gr1" draw:layer="layout" svg:width="13.968cm" svg:height="10.476cm" svg:x="3.81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3" draw:layer="layout" svg:width="25.191cm" svg:height="2.629cm" svg:x="1.397cm" svg:y="0.625cm" presentation:class="title">
          <draw:text-box>
            <text:p>Sole Ownership And Rust</text:p>
          </draw:text-box>
        </draw:frame>
        <draw:frame presentation:style-name="pr4" draw:layer="layout" svg:width="25.191cm" svg:height="10.541cm" svg:x="1.397cm" svg:y="3.683cm" presentation:class="outline" presentation:user-transformed="true">
          <draw:text-box>
            <text:p>Rust fully automates all these rules as the sole management scheme:</text:p>
            <text:list text:style-name="L2">
              <text:list-item>
                <text:p>All pointers are either borrowers or owners, which have different types.</text:p>
              </text:list-item>
              <text:list-item>
                <text:p>Memory is freed automatically without GC because the compiler inserts explicit frees when owners go out of scope.</text:p>
              </text:list-item>
              <text:list-item>
                <text:p><text:span text:style-name="T11">Code that leaks memory doesn't compile!</text:span> <text:s/>(It is a type error to violate any of the rules.)</text:p>
              </text:list-item>
              <text:list-item>
                <text:p>If it compiles, it is memory-safe without performance penalties.</text:p>
              </text:list-item>
              <text:list-item>
                <text:p>Note that all this proves the soundness of Sole Ownership!</text:p>
              </text:list-item>
            </text:list>
          </draw:text-box>
        </draw:frame>
        <presentation:notes draw:style-name="dp2">
          <draw:page-thumbnail draw:style-name="gr1" draw:layer="layout" svg:width="13.968cm" svg:height="10.476cm" svg:x="3.81cm" svg:y="2.123cm" draw:page-number="50" presentation:class="page"/>
          <draw:frame presentation:style-name="pr2"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3" draw:layer="layout" svg:width="25.191cm" svg:height="2.629cm" svg:x="1.397cm" svg:y="0.625cm" presentation:class="title">
          <draw:text-box>
            <text:p>Sole Ownership In Collected Languages</text:p>
          </draw:text-box>
        </draw:frame>
        <draw:frame presentation:style-name="pr4" draw:layer="layout" svg:width="25.191cm" svg:height="10.541cm" svg:x="1.397cm" svg:y="3.683cm" presentation:class="outline">
          <draw:text-box>
            <text:p>This discipline is actually useful in your favorite comfortable language:</text:p>
            <text:list text:style-name="L2">
              <text:list-item>
                <text:p>Scanning GC only works with local memory.</text:p>
              </text:list-item>
              <text:list-item>
                <text:p>Ownership (along with <text:s/>ref. counting) works for all resources (open files, sockets, database connections, remote resources in distributed systems, etc.).</text:p>
              </text:list-item>
              <text:list-item>
                <text:p>With care, it also works across threads and processes (which is why many languages want threads to pass memory through instead of sharing it).</text:p>
              </text:list-item>
              <text:list-item>
                <text:p>C memory management teaches you how to systematically reason about non-memory resources instead of inventing ad-hoc.</text:p>
              </text:list-item>
              <text:list-item>
                <text:p>Languages <text:span text:style-name="T36">should</text:span> automate this for general resources, but never do. :-(</text:p>
              </text:list-item>
            </text:list>
          </draw:text-box>
        </draw:frame>
        <presentation:notes draw:style-name="dp2">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32">
        <draw:frame presentation:style-name="pr1" draw:text-style-name="P20" draw:layer="layout" svg:width="25.191cm" svg:height="12.19cm" svg:x="1.397cm" svg:y="0.625cm" presentation:class="subtitle">
          <draw:text-box>
            <text:p><text:span text:style-name="T29">Manual Exception Handling</text:span></text:p>
          </draw:text-box>
        </draw:frame>
        <presentation:notes draw:style-name="dp2">
          <draw:page-thumbnail draw:style-name="gr1" draw:layer="layout" svg:width="13.968cm" svg:height="10.476cm" svg:x="3.81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3" draw:layer="layout" svg:width="25.191cm" svg:height="2.629cm" svg:x="1.397cm" svg:y="0.625cm" presentation:class="title">
          <draw:text-box>
            <text:p>What “Exception” Means</text:p>
          </draw:text-box>
        </draw:frame>
        <draw:frame presentation:style-name="pr4" draw:text-style-name="P21" draw:layer="layout" svg:width="25.191cm" svg:height="10.541cm" svg:x="1.397cm" svg:y="3.683cm" presentation:class="outline">
          <draw:text-box>
            <text:p><text:span text:style-name="T37">“</text:span><text:span text:style-name="T37">Exceptions” can mean either</text:span></text:p>
            <text:list text:style-name="L4">
              <text:list-item>
                <text:p><text:span text:style-name="T37">Errors, failures, and other </text:span><text:span text:style-name="T38">exceptional conditions</text:span><text:span text:style-name="T37"> that arise during execution, </text:span><text:span text:style-name="T38">or</text:span></text:p>
              </text:list-item>
              <text:list-item>
                <text:p><text:span text:style-name="T39">specific</text:span><text:span text:style-name="T38"> language constructs</text:span><text:span text:style-name="T40"> designed to aid in handling (1).</text:span></text:p>
              </text:list-item>
            </text:list>
            <text:p><text:span text:style-name="T40">C has no explicit exception-handling constructs, so</text:span></text:p>
            <text:list text:style-name="L1">
              <text:list-item>
                <text:p><text:span text:style-name="T40">when C is under discussion I will always use “exception” in sense (1), and</text:span></text:p>
              </text:list-item>
            </text:list>
            <text:list text:style-name="L2">
              <text:list-item>
                <text:p><text:span text:style-name="T40">the only real option for exception handling in C is error return codes.</text:span></text:p>
              </text:list-item>
            </text:list>
          </draw:text-box>
        </draw:frame>
        <presentation:notes draw:style-name="dp2">
          <draw:page-thumbnail draw:style-name="gr1" draw:layer="layout" svg:width="13.968cm" svg:height="10.476cm" svg:x="3.81cm" svg:y="2.123cm" draw:page-number="53" presentation:class="page"/>
          <draw:frame presentation:style-name="pr2"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3" draw:layer="layout" svg:width="25.191cm" svg:height="2.629cm" svg:x="1.397cm" svg:y="0.625cm" presentation:class="title">
          <draw:text-box>
            <text:p>The Libc Anti-Pattern</text:p>
          </draw:text-box>
        </draw:frame>
        <draw:frame presentation:style-name="pr4" draw:text-style-name="P21" draw:layer="layout" svg:width="25.191cm" svg:height="10.541cm" svg:x="1.397cm" svg:y="3.683cm" presentation:class="outline" presentation:user-transformed="true">
          <draw:text-box>
            <text:p><text:span text:style-name="T37">How not to do error codes: </text:span><text:span text:style-name="T38">don't imitate the libc anti-pattern.</text:span></text:p>
            <text:list text:style-name="L2">
              <text:list-item>
                <text:p><text:span text:style-name="T37">The errno interface is </text:span><text:span text:style-name="T38">weird, inconsistent, and error prone.</text:span></text:p>
              </text:list-item>
              <text:list-item>
                <text:p><text:span text:style-name="T41">Often uses magic in-band values like NULL, negative values, etc.</text:span></text:p>
              </text:list-item>
              <text:list-item>
                <text:p><text:span text:style-name="T37">Errno is (pretends to be) a global variable.</text:span></text:p>
              </text:list-item>
              <text:list-item>
                <text:p><text:span text:style-name="T37">Standards may conflict (POSIX fopen() sets errno, C fopen() may not.)</text:span></text:p>
              </text:list-item>
              <text:list-item>
                <text:p><text:span text:style-name="T41">Sometimes errno is only meaningful if an error is indicated elsewhere.</text:span></text:p>
              </text:list-item>
              <text:list-item>
                <text:p><text:span text:style-name="T41">Other times errno is the only way to determine if there was an error.</text:span></text:p>
              </text:list-item>
              <text:list-item>
                <text:p><text:span text:style-name="T41">Some functions don't set errno at all.</text:span></text:p>
              </text:list-item>
            </text:list>
          </draw:text-box>
        </draw:frame>
        <presentation:notes draw:style-name="dp2">
          <draw:page-thumbnail draw:style-name="gr1" draw:layer="layout" svg:width="13.968cm" svg:height="10.476cm" svg:x="3.81cm" svg:y="2.123cm" draw:page-number="54" presentation:class="page"/>
          <draw:frame presentation:style-name="pr2"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3" draw:layer="layout" svg:width="25.191cm" svg:height="2.629cm" svg:x="1.397cm" svg:y="0.625cm" presentation:class="title">
          <draw:text-box>
            <text:p>Libc Survival Rules</text:p>
          </draw:text-box>
        </draw:frame>
        <draw:frame presentation:style-name="pr4" draw:layer="layout" svg:width="25.191cm" svg:height="10.541cm" svg:x="1.397cm" svg:y="3.683cm" presentation:class="outline">
          <draw:text-box>
            <text:p>(Digression) A few libc survival rules:</text:p>
            <text:list text:style-name="L2">
              <text:list-item>
                <text:p><text:span text:style-name="T11">Zero errno before all calls, then read before another call changes it.</text:span></text:p>
              </text:list-item>
              <text:list-item>
                <text:p>Always double-check the man pages for how errors will be reported.</text:p>
              </text:list-item>
              <text:list-item>
                <text:p>In &gt;=C99, the *_s variants are safe(er) and (probably) won't leak secrets.</text:p>
              </text:list-item>
              <text:list-item>
                <text:p>Otherwise use the '*n*' variants but don't trust them not to return unterminated strings, insult your mother, etc.</text:p>
              </text:list-item>
              <text:list-item>
                <text:p>Feel free to <text:span text:style-name="T11">wrap libc inside safer interfaces</text:span><text:span text:style-name="T14"> </text:span><text:span text:style-name="T42">(create one company-wide and require it in your coding standards).</text:span></text:p>
              </text:list-item>
            </text:list>
          </draw:text-box>
        </draw:frame>
        <presentation:notes draw:style-name="dp2">
          <draw:page-thumbnail draw:style-name="gr1" draw:layer="layout" svg:width="13.968cm" svg:height="10.476cm" svg:x="3.81cm" svg:y="2.123cm" draw:page-number="55" presentation:class="page"/>
          <draw:frame presentation:style-name="pr2" draw:text-style-name="P1"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draw:frame presentation:style-name="pr3" draw:layer="layout" svg:width="25.191cm" svg:height="2.629cm" svg:x="1.397cm" svg:y="0.625cm" presentation:class="title">
          <draw:text-box>
            <text:p>Never. <text:s/>Imitate. <text:s/>Libc.</text:p>
          </draw:text-box>
        </draw:frame>
        <draw:frame presentation:style-name="pr4" draw:layer="layout" svg:width="25.191cm" svg:height="10.541cm" svg:x="1.397cm" svg:y="3.683cm" presentation:class="outline">
          <draw:text-box>
            <text:p>The most important rule:</text:p>
            <text:p/>
            <text:p text:style-name="P18"><text:span text:style-name="T11">Never imitate libc's exception handling.</text:span></text:p>
            <text:p text:style-name="P5"><text:span text:style-name="T11"/></text:p>
            <text:p text:style-name="P5"><text:span text:style-name="T11">(In fact, never imitate libc at all. <text:s/>It seemed like a good idea once. <text:s/>We got help and we're better now, but ten billion mission-critical lines of code say it's never going away.)</text:span></text:p>
          </draw:text-box>
        </draw:frame>
        <presentation:notes draw:style-name="dp2">
          <draw:page-thumbnail draw:style-name="gr1" draw:layer="layout" svg:width="13.968cm" svg:height="10.476cm" svg:x="3.81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3" draw:layer="layout" svg:width="25.191cm" svg:height="2.629cm" svg:x="1.397cm" svg:y="0.625cm" presentation:class="title">
          <draw:text-box>
            <text:p>Error Codes Done Right</text:p>
          </draw:text-box>
        </draw:frame>
        <draw:frame presentation:style-name="pr4" draw:text-style-name="P21" draw:layer="layout" svg:width="25.191cm" svg:height="10.541cm" svg:x="1.397cm" svg:y="3.683cm" presentation:class="outline">
          <draw:text-box>
            <text:p><text:span text:style-name="T37">Error codes done right:</text:span></text:p>
            <text:list text:style-name="L2">
              <text:list-item>
                <text:p><text:span text:style-name="T38">Never return results and report errors with the same variable.</text:span><text:span text:style-name="T41"> <text:s/>Report errors separately from output in a dedicated error return value.</text:span></text:p>
              </text:list-item>
              <text:list-item>
                <text:p><text:span text:style-name="T38">Don't split detection and reporting</text:span><text:span text:style-name="T37">—that's a libc hack to avoid a dedicated error return. <text:s/>One code to test is enough.</text:span></text:p>
              </text:list-item>
              <text:list-item>
                <text:p><text:span text:style-name="T37">When at all possible, write functions so that they </text:span><text:span text:style-name="T38">either succeed or leave program state unchanged </text:span><text:span text:style-name="T39">(“Strong Exception Safety”)</text:span></text:p>
              </text:list-item>
              <text:list-item>
                <text:p><text:span text:style-name="T37">If not possible, at a minimum never leak memory even when failing (Basic Exception Safety) and document state changes.</text:span></text:p>
              </text:list-item>
            </text:list>
          </draw:text-box>
        </draw:frame>
        <presentation:notes draw:style-name="dp2">
          <draw:page-thumbnail draw:style-name="gr1" draw:layer="layout" svg:width="13.968cm" svg:height="10.476cm" svg:x="3.81cm" svg:y="2.123cm" draw:page-number="57" presentation:class="page"/>
          <draw:frame presentation:style-name="pr2"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3" draw:layer="layout" svg:width="25.191cm" svg:height="2.629cm" svg:x="1.397cm" svg:y="0.625cm" presentation:class="title">
          <draw:text-box>
            <text:p>Strong Exception Safety</text:p>
          </draw:text-box>
        </draw:frame>
        <draw:frame presentation:style-name="pr4" draw:layer="layout" svg:width="25.191cm" svg:height="10.541cm" svg:x="1.397cm" svg:y="3.683cm" presentation:class="outline" presentation:user-transformed="true">
          <draw:text-box>
            <text:p><text:span text:style-name="T12">Leaving program state unchanged on error is called</text:span><text:span text:style-name="T11"> Strong Exception Safety</text:span>:</text:p>
            <text:list text:style-name="L2">
              <text:list-item>
                <text:p>Implements <text:span text:style-name="T11">transactional (“commit or roll back”) semantics.</text:span></text:p>
              </text:list-item>
              <text:list-item>
                <text:p>Is the only way to compose functions arbitrarily and still be able to reason about program state.</text:p>
              </text:list-item>
              <text:list-item>
                <text:p>Requires a lot of discipline none of us were taught. :-(</text:p>
              </text:list-item>
            </text:list>
            <text:p>How do we achieve Strong Exception Safety?</text:p>
            <text:p/>
          </draw:text-box>
        </draw:frame>
        <presentation:notes draw:style-name="dp2">
          <draw:page-thumbnail draw:style-name="gr1" draw:layer="layout" svg:width="13.968cm" svg:height="10.476cm" svg:x="3.81cm" svg:y="2.123cm" draw:page-number="58" presentation:class="page"/>
          <draw:frame presentation:style-name="pr2"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3" draw:layer="layout" svg:width="25.191cm" svg:height="2.629cm" svg:x="1.397cm" svg:y="0.625cm" presentation:class="title">
          <draw:text-box>
            <text:p>The C Exception Reporting Pattern</text:p>
          </draw:text-box>
        </draw:frame>
        <draw:frame presentation:style-name="pr4" draw:text-style-name="P21" draw:layer="layout" svg:width="25.191cm" svg:height="10.541cm" svg:x="1.397cm" svg:y="3.683cm" presentation:class="outline" presentation:user-transformed="true">
          <draw:text-box>
            <text:p><text:span text:style-name="T37">Use the </text:span><text:span text:style-name="T38">C Exception Reporting Pattern </text:span><text:span text:style-name="T39">for every function that can can fail:</text:span></text:p>
            <text:list text:style-name="L2">
              <text:list-item>
                <text:p><text:span text:style-name="T37">Error codes are reported with the function return value unless no error is possible.</text:span></text:p>
              </text:list-item>
              <text:list-item>
                <text:p><text:span text:style-name="T37">Results are normally returned from functions via reference parameters.</text:span></text:p>
              </text:list-item>
              <text:list-item>
                <text:p><text:span text:style-name="T37">The return value can be used for results if no error is possible.</text:span></text:p>
              </text:list-item>
              <text:list-item>
                <text:p><text:span text:style-name="T43">Use negative logic</text:span><text:span text:style-name="T37"> (0/false is success)!</text:span></text:p>
              </text:list-item>
            </text:list>
          </draw:text-box>
        </draw:frame>
        <presentation:notes draw:style-name="dp2">
          <draw:page-thumbnail draw:style-name="gr1" draw:layer="layout" svg:width="13.968cm" svg:height="10.476cm" svg:x="3.81cm" svg:y="2.123cm" draw:page-number="59" presentation:class="page"/>
          <draw:frame presentation:style-name="pr2"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3" draw:layer="layout" svg:width="25.191cm" svg:height="2.629cm" svg:x="1.397cm" svg:y="0.625cm" presentation:class="title">
          <draw:text-box>
            <text:p>The C Exception Reporting Pattern</text:p>
          </draw:text-box>
        </draw:frame>
        <draw:frame presentation:style-name="pr4" draw:text-style-name="P21" draw:layer="layout" svg:width="25.191cm" svg:height="10.541cm" svg:x="1.397cm" svg:y="3.683cm" presentation:class="outline" presentation:user-transformed="true">
          <draw:text-box>
            <text:p><text:span text:style-name="T37">Why not use a reference parameter for function returns?</text:span></text:p>
            <text:list text:style-name="L2">
              <text:list-item>
                <text:p><text:span text:style-name="T37">If there is an error, you can leave a reference parameter unchanged, which is a natural way to implement Exception Safety.</text:span></text:p>
              </text:list-item>
              <text:list-item>
                <text:p><text:span text:style-name="T37">You have to return </text:span><text:span text:style-name="T44">something</text:span><text:span text:style-name="T40">, so you cannot make it a no op in case of error.</text:span></text:p>
              </text:list-item>
              <text:list-item>
                <text:p><text:span text:style-name="T40">The return value is also a natural way to make an if statement substitute for a try-catch block.</text:span></text:p>
              </text:list-item>
            </text:list>
          </draw:text-box>
        </draw:frame>
        <presentation:notes draw:style-name="dp2">
          <draw:page-thumbnail draw:style-name="gr1" draw:layer="layout" svg:width="13.968cm" svg:height="10.476cm" svg:x="3.81cm" svg:y="2.123cm" draw:page-number="60" presentation:class="page"/>
          <draw:frame presentation:style-name="pr2" draw:text-style-name="P1" draw:layer="layout" svg:width="17.271cm" svg:height="12.572cm" svg:x="2.159cm" svg:y="13.271cm" presentation:class="notes" presentation:placeholder="true">
            <draw:text-box/>
          </draw:frame>
        </presentation:notes>
      </draw:page>
      <draw:page draw:name="page61" draw:style-name="dp1" draw:master-page-name="Code" presentation:presentation-page-layout-name="AL2T1">
        <draw:frame presentation:style-name="pr8" draw:layer="layout" svg:width="25.19cm" svg:height="2.628cm" svg:x="1.399cm" svg:y="0.628cm" presentation:class="title">
          <draw:text-box>
            <text:p><text:span text:style-name="T25">Reporting Exceptions</text:span></text:p>
          </draw:text-box>
        </draw:frame>
        <draw:frame presentation:style-name="pr9" draw:text-style-name="P6" draw:layer="layout" svg:width="25.191cm" svg:height="10.541cm" svg:x="1.397cm" svg:y="3.683cm" presentation:class="outline" presentation:user-transformed="true">
          <draw:text-box>
            <text:p><text:span text:style-name="T14">dll_Error dll_MyObj_do_stuff(int&amp; result)</text:span></text:p>
            <text:p><text:span text:style-name="T14">{</text:span></text:p>
            <text:p><text:span text:style-name="T14"><text:s text:c="4"/></text:span><text:span text:style-name="T14">int temp_result = &lt;stuff&gt;</text:span></text:p>
            <text:p><text:span text:style-name="T14"><text:s text:c="4"/></text:span><text:span text:style-name="T14">if (error) { return dll_Error_kapow; }</text:span></text:p>
            <text:p><text:span text:style-name="T14"><text:s text:c="4"/></text:span><text:span text:style-name="T14">*result = temp_result; // “commit”</text:span></text:p>
            <text:p><text:span text:style-name="T14"><text:s text:c="4"/></text:span><text:span text:style-name="T14">return dll_Error_success;</text:span></text:p>
            <text:p><text:span text:style-name="T14">}</text:span></text:p>
          </draw:text-box>
        </draw:frame>
        <presentation:notes draw:style-name="dp2">
          <draw:page-thumbnail draw:style-name="gr1" draw:layer="layout" svg:width="18.621cm" svg:height="10.476cm" svg:x="1.484cm" svg:y="2.123cm" draw:page-number="61" presentation:class="page"/>
          <draw:frame presentation:style-name="pr10" draw:text-style-name="P1" draw:layer="layout" svg:width="17.271cm" svg:height="12.572cm" svg:x="2.159cm" svg:y="13.271cm" presentation:class="notes" presentation:placeholder="true">
            <draw:text-box/>
          </draw:frame>
        </presentation:notes>
      </draw:page>
      <draw:page draw:name="page62" draw:style-name="dp1" draw:master-page-name="Code" presentation:presentation-page-layout-name="AL2T1">
        <draw:frame presentation:style-name="pr8" draw:layer="layout" svg:width="25.19cm" svg:height="2.628cm" svg:x="1.399cm" svg:y="0.628cm" presentation:class="title">
          <draw:text-box>
            <text:p><text:span text:style-name="T25">Receiving Exceptions</text:span></text:p>
          </draw:text-box>
        </draw:frame>
        <draw:frame presentation:style-name="pr9" draw:text-style-name="P6" draw:layer="layout" svg:width="25.191cm" svg:height="10.541cm" svg:x="1.397cm" svg:y="3.683cm" presentation:class="outline" presentation:user-transformed="true">
          <draw:text-box>
            <text:p><text:span text:style-name="T14">dll_Error dll_MyObj_do_stuff(int&amp; result)</text:span></text:p>
            <text:p><text:span text:style-name="T14">{</text:span></text:p>
            <text:p><text:span text:style-name="T14"><text:s text:c="4"/></text:span><text:span text:style-name="T14">Resource resource;</text:span></text:p>
            <text:p><text:span text:style-name="T14"><text:s text:c="4"/></text:span><text:span text:style-name="T14">if (!err = get_resource(&amp;resource)) { // try</text:span></text:p>
            <text:p><text:span text:style-name="T14"><text:s text:c="8"/></text:span><text:span text:style-name="T14">// catch!</text:span></text:p>
            <text:p><text:span text:style-name="T14"><text:s text:c="4"/></text:span><text:span text:style-name="T14">}</text:span></text:p>
            <text:p><text:span text:style-name="T14">}</text:span></text:p>
          </draw:text-box>
        </draw:frame>
        <presentation:notes draw:style-name="dp2">
          <draw:page-thumbnail draw:style-name="gr1" draw:layer="layout" svg:width="18.621cm" svg:height="10.476cm" svg:x="1.484cm" svg:y="2.123cm" draw:page-number="62" presentation:class="page"/>
          <draw:frame presentation:style-name="pr10"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3" draw:layer="layout" svg:width="25.191cm" svg:height="2.629cm" svg:x="1.397cm" svg:y="0.625cm" presentation:class="title">
          <draw:text-box>
            <text:p>The C Exception Handling Pattern</text:p>
          </draw:text-box>
        </draw:frame>
        <draw:frame presentation:style-name="pr4" draw:text-style-name="P21" draw:layer="layout" svg:width="25.191cm" svg:height="10.541cm" svg:x="1.397cm" svg:y="3.683cm" presentation:class="outline">
          <draw:text-box>
            <text:p><text:span text:style-name="T37">Use the “</text:span><text:span text:style-name="T38">C Exception Handling Pattern</text:span><text:span text:style-name="T37">” for every function that may receive an exception:</text:span></text:p>
            <text:list text:style-name="L2">
              <text:list-item>
                <text:p><text:span text:style-name="T37">Acquire resources at the beginning of the function.</text:span></text:p>
              </text:list-item>
              <text:list-item>
                <text:p><text:span text:style-name="T37">Do your work in the middle, storing the results in temporary variables.</text:span></text:p>
              </text:list-item>
              <text:list-item>
                <text:p><text:span text:style-name="T37">Only when no errors are possible, assign the results to the output variables.</text:span></text:p>
              </text:list-item>
              <text:list-item>
                <text:p><text:span text:style-name="T37">Release resources in the reverse order at the end.</text:span></text:p>
              </text:list-item>
              <text:list-item>
                <text:p><text:span text:style-name="T37">If there is an error acquiring resource n, goto (</text:span><text:span text:style-name="T38">horrors!</text:span><text:span text:style-name="T37">) the label just before the code that releases resource n-1 (the last one acquired).</text:span></text:p>
              </text:list-item>
              <text:list-item>
                <text:p><text:span text:style-name="T37">If there is an error in the work section, goto over the “commit” section.</text:span></text:p>
              </text:list-item>
            </text:list>
          </draw:text-box>
        </draw:frame>
        <presentation:notes draw:style-name="dp2">
          <draw:page-thumbnail draw:style-name="gr1" draw:layer="layout" svg:width="13.968cm" svg:height="10.476cm" svg:x="3.81cm" svg:y="2.123cm" draw:page-number="63" presentation:class="page"/>
          <draw:frame presentation:style-name="pr2" draw:text-style-name="P1" draw:layer="layout" svg:width="17.271cm" svg:height="12.572cm" svg:x="2.159cm" svg:y="13.271cm" presentation:class="notes" presentation:placeholder="true">
            <draw:text-box/>
          </draw:frame>
        </presentation:notes>
      </draw:page>
      <draw:page draw:name="page6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5">Politically Correct Handling</text:span></text:p>
          </draw:text-box>
        </draw:frame>
        <draw:frame presentation:style-name="pr9" draw:text-style-name="P6" draw:layer="layout" svg:width="25.191cm" svg:height="10.541cm" svg:x="1.397cm" svg:y="3.683cm" presentation:class="outline" presentation:user-transformed="true">
          <draw:text-box>
            <text:p><text:span text:style-name="T14">if (resource1) {</text:span></text:p>
            <text:p><text:span text:style-name="T14"><text:s text:c="4"/></text:span><text:span text:style-name="T14">if (resource2) {</text:span></text:p>
            <text:p><text:span text:style-name="T14"><text:s text:c="8"/></text:span><text:span text:style-name="T14">// Use resource1 &amp; resource2</text:span></text:p>
            <text:p><text:span text:style-name="T14"><text:s text:c="8"/></text:span><text:span text:style-name="T14">free(resource2);</text:span></text:p>
            <text:p><text:span text:style-name="T14"><text:s text:c="4"/></text:span><text:span text:style-name="T14">}</text:span></text:p>
            <text:p><text:span text:style-name="T14"><text:s text:c="4"/></text:span><text:span text:style-name="T14">free(resource1);</text:span></text:p>
            <text:p><text:span text:style-name="T14">}</text:span></text:p>
          </draw:text-box>
        </draw:frame>
        <presentation:notes draw:style-name="dp2">
          <draw:page-thumbnail draw:style-name="gr1" draw:layer="layout" svg:width="18.621cm" svg:height="10.476cm" svg:x="1.484cm" svg:y="2.123cm" draw:page-number="64" presentation:class="page"/>
          <draw:frame presentation:style-name="pr10" draw:text-style-name="P1" draw:layer="layout" svg:width="17.271cm" svg:height="12.572cm" svg:x="2.159cm" svg:y="13.271cm" presentation:class="notes" presentation:placeholder="true">
            <draw:text-box/>
          </draw:frame>
        </presentation:notes>
      </draw:page>
      <draw:page draw:name="page65"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5">Traditional Handling</text:span></text:p>
          </draw:text-box>
        </draw:frame>
        <draw:frame presentation:style-name="pr9" draw:text-style-name="P6" draw:layer="layout" svg:width="25.191cm" svg:height="10.541cm" svg:x="1.397cm" svg:y="3.683cm" presentation:class="outline" presentation:user-transformed="true">
          <draw:text-box>
            <text:p><text:span text:style-name="T14"><text:s text:c="4"/></text:span><text:span text:style-name="T14">If (!resource1) { goto EXIT; }</text:span></text:p>
            <text:p><text:span text:style-name="T14"><text:s text:c="4"/></text:span><text:span text:style-name="T14">If (!resource2) { goto FREE_R1; }</text:span></text:p>
            <text:p><text:span text:style-name="T14"><text:s text:c="4"/></text:span><text:span text:style-name="T14">// do work</text:span></text:p>
            <text:p><text:span text:style-name="T14"><text:s text:c="4"/></text:span><text:span text:style-name="T14">free(resource2;</text:span></text:p>
            <text:p><text:span text:style-name="T14">FREE_R1:</text:span></text:p>
            <text:p><text:span text:style-name="T14"><text:s text:c="4"/></text:span><text:span text:style-name="T14">free(resource1);</text:span></text:p>
            <text:p><text:span text:style-name="T14">EXIT:</text:span></text:p>
          </draw:text-box>
        </draw:frame>
        <presentation:notes draw:style-name="dp2">
          <draw:page-thumbnail draw:style-name="gr1" draw:layer="layout" svg:width="18.621cm" svg:height="10.476cm" svg:x="1.484cm" svg:y="2.123cm" draw:page-number="65" presentation:class="page"/>
          <draw:frame presentation:style-name="pr10" draw:text-style-name="P1"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Benefits Of This Exception Schema</text:p>
          </draw:text-box>
        </draw:frame>
        <draw:frame presentation:style-name="pr4" draw:layer="layout" svg:width="25.191cm" svg:height="10.541cm" svg:x="1.397cm" svg:y="3.683cm" presentation:class="outline" presentation:user-transformed="true">
          <draw:text-box>
            <text:p>All this guarantees that:</text:p>
            <text:list text:style-name="L2">
              <text:list-item>
                <text:p>On error, the resources already allocated are always released.</text:p>
              </text:list-item>
              <text:list-item>
                <text:p>Objects are never partially constructed.</text:p>
              </text:list-item>
              <text:list-item>
                <text:p>The function does not itself mutate state unless it succeeds.</text:p>
              </text:list-item>
              <text:list-item>
                <text:p>Therefore, exception safety is <text:span text:style-name="T11">composable</text:span>: functions will be Strongly Exception Safe if all the functions they call are.</text:p>
              </text:list-item>
              <text:list-item>
                <text:p>Every function has the same stereotyped overall structure.</text:p>
              </text:list-item>
              <text:list-item>
                <text:p>Consistency is half of readability.</text:p>
              </text:list-item>
            </text:list>
          </draw:text-box>
        </draw:frame>
        <presentation:notes draw:style-name="dp2">
          <draw:page-thumbnail draw:style-name="gr1" draw:layer="layout" svg:width="13.968cm" svg:height="10.476cm" svg:x="3.81cm" svg:y="2.123cm" draw:page-number="66" presentation:class="page"/>
          <draw:frame presentation:style-name="pr2" draw:text-style-name="P1"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1">
        <draw:frame presentation:style-name="pr3" draw:layer="layout" svg:width="25.191cm" svg:height="2.629cm" svg:x="1.397cm" svg:y="0.625cm" presentation:class="title">
          <draw:text-box>
            <text:p>Exceptions In C++</text:p>
          </draw:text-box>
        </draw:frame>
        <draw:frame presentation:style-name="pr4" draw:layer="layout" svg:width="25.191cm" svg:height="10.541cm" svg:x="1.397cm" svg:y="3.683cm" presentation:class="outline">
          <draw:text-box>
            <text:p>In C++:</text:p>
            <text:list text:style-name="L2">
              <text:list-item>
                <text:p>The C++ exception constructs are not your grandfather's exceptions. <text:s/>Do <text:span text:style-name="T45">not</text:span> choose exceptions in C++ until you <text:span text:style-name="T11">fully</text:span> understand how to use them.</text:p>
              </text:list-item>
              <text:list-item>
                <text:p>Error codes are <text:span text:style-name="T11">widely</text:span> used in industry in actual practice, even if they are deprecated by all the cool net posters and books. <text:s/>It is OK if you choose to use them even in C++.</text:p>
              </text:list-item>
              <text:list-item>
                <text:p>It's also OK to use exceptions—they work <text:span text:style-name="T11">if</text:span> you really learn them.</text:p>
              </text:list-item>
              <text:list-item>
                <text:p>They retrofit very badly, so <text:span text:style-name="T11">use them from the beginning or not at all.</text:span></text:p>
              </text:list-item>
            </text:list>
          </draw:text-box>
        </draw:frame>
        <presentation:notes draw:style-name="dp2">
          <draw:page-thumbnail draw:style-name="gr1" draw:layer="layout" svg:width="13.968cm" svg:height="10.476cm" svg:x="3.81cm" svg:y="2.123cm" draw:page-number="67" presentation:class="page"/>
          <draw:frame presentation:style-name="pr2"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ong Exception Safety In Collected Languages</text:p>
          </draw:text-box>
        </draw:frame>
        <draw:frame presentation:style-name="pr4" draw:layer="layout" svg:width="25.191cm" svg:height="10.541cm" svg:x="1.397cm" svg:y="3.683cm" presentation:class="outline">
          <draw:text-box>
            <text:p>In more comfortable languages:</text:p>
            <text:list text:style-name="L2">
              <text:list-item>
                <text:p>Maybe memory won't leak, but ever wonder what state your program is left in when an exception is thrown? <text:s/>You should.</text:p>
              </text:list-item>
              <text:list-item>
                <text:p>I wonder if that's why your website gets in a snit every few months?</text:p>
              </text:list-item>
              <text:list-item>
                <text:p>Start handling non-memory resources in the same <text:span text:style-name="T11">transactional</text:span> style. <text:s/>“Strong exception safety” isn't just for memory.</text:p>
              </text:list-item>
              <text:list-item>
                <text:p>You need all your co-workers to do the same. <text:s/>Good luck with that....</text:p>
              </text:list-item>
            </text:list>
          </draw:text-box>
        </draw:frame>
        <presentation:notes draw:style-name="dp2">
          <draw:page-thumbnail draw:style-name="gr1" draw:layer="layout" svg:width="13.968cm" svg:height="10.476cm" svg:x="3.81cm" svg:y="2.123cm" draw:page-number="68" presentation:class="page"/>
          <draw:frame presentation:style-name="pr2"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32">
        <office:forms form:automatic-focus="false" form:apply-design-mode="false"/>
        <draw:frame presentation:style-name="pr1" draw:text-style-name="P22" draw:layer="layout" svg:width="25.191cm" svg:height="12.19cm" svg:x="1.397cm" svg:y="0.625cm" presentation:class="subtitle">
          <draw:text-box>
            <text:p><text:span text:style-name="T46">Final Thoughts</text:span></text:p>
          </draw:text-box>
        </draw:frame>
        <presentation:notes draw:style-name="dp2">
          <draw:page-thumbnail draw:style-name="gr1" draw:layer="layout" svg:width="13.968cm" svg:height="10.476cm" svg:x="3.81cm" svg:y="2.123cm" draw:page-number="69" presentation:class="page"/>
          <draw:frame presentation:style-name="pr2" draw:text-style-name="P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23" draw:layer="layout" svg:width="25.191cm" svg:height="2.629cm" svg:x="1.397cm" svg:y="0.625cm" presentation:class="title">
          <draw:text-box>
            <text:p><text:span text:style-name="T47">Final Thoughts</text:span></text:p>
          </draw:text-box>
        </draw:frame>
        <draw:frame presentation:style-name="pr11" draw:text-style-name="P21" draw:layer="layout" svg:width="25.191cm" svg:height="10.541cm" svg:x="1.397cm" svg:y="3.683cm" presentation:class="outline" presentation:user-transformed="true">
          <draw:text-box>
            <text:list text:style-name="L2">
              <text:list-item>
                <text:p text:style-name="P13"><text:span text:style-name="T37">It is relatively safe and perfectly OK to use C in ways not envisioned by the designers. <text:s/>(</text:span><text:span text:style-name="T38">The real dangers in C are all there by design!!!</text:span><text:span text:style-name="T37">)</text:span></text:p>
              </text:list-item>
              <text:list-item>
                <text:p text:style-name="P24"><text:span text:style-name="T37">C is only difficult, not impossible. <text:s/>If you can't enjoy it, don't fear it.</text:span></text:p>
              </text:list-item>
              <text:list-item>
                <text:p text:style-name="P24"><text:span text:style-name="T37">I hope I've revealed a friendlier face under the scary mask.</text:span></text:p>
              </text:list-item>
            </text:list>
            <text:p text:style-name="P24"><text:span text:style-name="T37">A few important things I didn't have time to cover:</text:span></text:p>
            <text:list text:continue-numbering="true" text:style-name="L2">
              <text:list-item>
                <text:p text:style-name="P24"><text:span text:style-name="T37">Undefined behavior (C turns out to be scary after all!)</text:span></text:p>
              </text:list-item>
              <text:list-item>
                <text:p text:style-name="P24"><text:span text:style-name="T37">Using compiler flags to find bugs (-Wall is barely the beginning)</text:span></text:p>
              </text:list-item>
              <text:list-item>
                <text:p text:style-name="P24"><text:span text:style-name="T37">Other debugging tools, e.g. Valgrind</text:span></text:p>
              </text:list-item>
              <text:list-item>
                <text:p text:style-name="P24"><text:span text:style-name="T37">Information security</text:span></text:p>
              </text:list-item>
            </text:list>
          </draw:text-box>
        </draw:frame>
        <presentation:notes draw:style-name="dp2">
          <draw:page-thumbnail draw:style-name="gr1" draw:layer="layout" svg:width="13.968cm" svg:height="10.476cm" svg:x="3.81cm" svg:y="2.123cm" draw:page-number="70" presentation:class="page"/>
          <draw:frame presentation:style-name="pr6" draw:text-style-name="P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32">
        <office:forms form:automatic-focus="false" form:apply-design-mode="false"/>
        <draw:frame presentation:style-name="pr1" draw:text-style-name="P22" draw:layer="layout" svg:width="25.191cm" svg:height="12.19cm" svg:x="1.397cm" svg:y="0.625cm" presentation:class="subtitle">
          <draw:text-box>
            <text:p><text:span text:style-name="T46">Finis.</text:span></text:p>
          </draw:text-box>
        </draw:frame>
        <presentation:notes draw:style-name="dp2">
          <draw:page-thumbnail draw:style-name="gr1" draw:layer="layout" svg:width="13.968cm" svg:height="10.476cm" svg:x="3.81cm" svg:y="2.123cm" draw:page-number="71" presentation:class="page"/>
          <draw:frame presentation:style-name="pr2"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32">
        <office:forms form:automatic-focus="false" form:apply-design-mode="false"/>
        <draw:frame presentation:style-name="pr1" draw:text-style-name="P22" draw:layer="layout" svg:width="25.191cm" svg:height="12.19cm" svg:x="1.397cm" svg:y="0.625cm" presentation:class="subtitle">
          <draw:text-box>
            <text:p><text:span text:style-name="T46">Questions?</text:span></text:p>
            <text:p><text:span text:style-name="T46"/></text:p>
            <text:p><text:span text:style-name="T4">Examples of the C Exception Patterns from another presentation:</text:span></text:p>
            <text:list text:style-name="L1">
              <text:list-item>
                <text:p><text:span text:style-name="T48"><text:a xlink:href="mailto:git@github.com" xlink:type="simple">git@github.com</text:a></text:span><text:span text:style-name="T48">:dllaurence/securec.git/examples/exception-pattern1.c</text:span></text:p>
              </text:list-item>
              <text:list-item>
                <text:p><text:span text:style-name="T48">git@github.com:dllaurence/securec.git/examples/exception-pattern2.c</text:span></text:p>
              </text:list-item>
            </text:list>
          </draw:text-box>
        </draw:frame>
        <presentation:notes draw:style-name="dp2">
          <draw:page-thumbnail draw:style-name="gr1" draw:layer="layout" svg:width="13.968cm" svg:height="10.476cm" svg:x="3.81cm" svg:y="2.123cm" draw:page-number="7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Sky" xlink:href="Pictures/100000000000005E0000005EAB6862D59EF3F3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top" draw:auto-grow-height="false" draw:fit-to-size="shrink-to-fit" style:shrink-to-fit="true">
        <text:list-style style:name="Default-outline1">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style:graphic-properties>
      <style:paragraph-properties fo:margin-left="0cm" fo:margin-right="0cm" fo:margin-top="0cm" fo:margin-bottom="0.371cm" fo:text-align="justify"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3.8999996185303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textarea-vertical-align="top"/>
      <style:paragraph-properties fo:margin-left="0cm" fo:margin-right="0cm" fo:margin-top="0cm" fo:margin-bottom="0.297cm" fo:text-align="justify" fo:text-indent="0cm"/>
      <style:text-properties style:font-name="Times New Roman" fo:font-family="'Times New Roman'" style:font-family-generic="roman" style:font-pitch="variable" fo:font-size="21pt" style:font-size-asian="28pt" style:font-size-complex="28pt"/>
    </style:style>
    <style:style style:name="Default-outline3" style:family="presentation" style:parent-style-name="Default-outline2">
      <style:graphic-properties draw:textarea-vertical-align="top"/>
      <style:paragraph-properties fo:margin-left="0cm" fo:margin-right="0cm" fo:margin-top="0cm" fo:margin-bottom="0.222cm" fo:text-align="justify" fo:text-indent="0cm"/>
      <style:text-properties style:font-name="Times New Roman" fo:font-family="'Times New Roman'" style:font-family-generic="roman" style:font-pitch="variable" fo:font-size="18pt" style:font-size-asian="24pt" style:font-size-complex="24pt"/>
    </style:style>
    <style:style style:name="Default-outline4" style:family="presentation" style:parent-style-name="Default-outline3">
      <style:graphic-properties draw:textarea-vertical-align="top"/>
      <style:paragraph-properties fo:margin-left="0cm" fo:margin-right="0cm" fo:margin-top="0cm" fo:margin-bottom="0.147cm" fo:text-align="justify" fo:text-indent="0cm"/>
      <style:text-properties style:font-name="Times New Roman" fo:font-family="'Times New Roman'" style:font-family-generic="roman" style:font-pitch="variable" fo:font-size="15pt" style:font-size-asian="20pt" style:font-size-complex="20pt"/>
    </style:style>
    <style:style style:name="Default-outline5" style:family="presentation" style:parent-style-name="Default-outline4">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6" style:family="presentation" style:parent-style-name="Default-outline5">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7" style:family="presentation" style:parent-style-name="Default-outline6">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1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1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de-background" style:family="presentation">
      <style:graphic-properties draw:stroke="none" draw:fill="solid" draw:fill-color="#000000"/>
      <style:text-properties style:letter-kerning="true"/>
    </style:style>
    <style:style style:name="Code-backgroundobjects" style:family="presentation">
      <style:graphic-properties draw:textarea-horizontal-align="justify" draw:shadow="hidden" draw:shadow-offset-x="0.2cm" draw:shadow-offset-y="0.2cm" draw:shadow-color="#808080"/>
      <style:text-properties style:letter-kerning="true"/>
    </style:style>
    <style:style style:name="Co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outline1" style:family="presentation">
      <style:graphic-properties draw:stroke="none" draw:fill="none" draw:auto-grow-height="false" draw:fit-to-size="shrink-to-fit" style:shrink-to-fit="true">
        <text:list-style style:name="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Ubuntu Mono2" fo:font-family="'Ubuntu Mono'"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outline2" style:family="presentation" style:parent-style-name="Code-outline1">
      <style:paragraph-properties fo:margin-top="0.4cm" fo:margin-bottom="0cm"/>
      <style:text-properties style:use-window-font-color="true" style:font-name="Ubuntu Mono2" fo:font-family="'Ubuntu Mono'" style:font-pitch="fixed" fo:font-size="28pt" style:font-size-asian="28pt" style:font-size-complex="28pt"/>
    </style:style>
    <style:style style:name="Code-outline3" style:family="presentation" style:parent-style-name="Code-outline2">
      <style:paragraph-properties fo:margin-top="0.3cm" fo:margin-bottom="0cm"/>
      <style:text-properties style:use-window-font-color="true" style:font-name="Ubuntu Mono2" fo:font-family="'Ubuntu Mono'" style:font-pitch="fixed" fo:font-size="24pt" style:font-size-asian="24pt" style:font-size-complex="24pt"/>
    </style:style>
    <style:style style:name="Code-outline4" style:family="presentation" style:parent-style-name="Code-outline3">
      <style:paragraph-properties fo:margin-top="0.2cm" fo:margin-bottom="0cm"/>
      <style:text-properties style:use-window-font-color="true" style:font-name="Ubuntu Mono2" fo:font-family="'Ubuntu Mono'" style:font-pitch="fixed" fo:font-size="20pt" style:font-size-asian="20pt" style:font-size-complex="20pt"/>
    </style:style>
    <style:style style:name="Code-outline5" style:family="presentation" style:parent-style-name="Code-outline4">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6" style:family="presentation" style:parent-style-name="Code-outline5">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7" style:family="presentation" style:parent-style-name="Code-outline6">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8" style:family="presentation" style:parent-style-name="Code-outline7">
      <style:paragraph-properties fo:margin-top="0.1cm" fo:margin-bottom="0cm"/>
      <style:text-properties fo:font-size="20pt" style:font-size-asian="20pt" style:font-size-complex="20pt"/>
    </style:style>
    <style:style style:name="Code-outline9" style:family="presentation" style:parent-style-name="Code-outline8">
      <style:paragraph-properties fo:margin-top="0.1cm" fo:margin-bottom="0cm"/>
      <style:text-properties fo:font-size="20pt" style:font-size-asian="20pt" style:font-size-complex="20pt"/>
    </style:style>
    <style:style style:name="Code-subtitle" style:family="presentation">
      <style:graphic-properties draw:stroke="none" draw:fill="none" draw:textarea-vertical-align="middle">
        <text:list-style style:name="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title" style:family="presentation">
      <style:graphic-properties draw:stroke="none" draw:fill="none" draw:textarea-vertical-align="middle">
        <text:list-style style:name="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Code-backgroundobjects">
      <style:graphic-properties draw:stroke="none" draw:fill="none" draw:fill-color="#ffffff" draw:auto-grow-height="false" fo:min-height="1.086cm"/>
    </style:style>
    <style:style style:name="Mpr6" style:family="presentation" style:parent-style-name="Code-backgroundobjects">
      <style:graphic-properties draw:stroke="none" draw:fill="none" draw:fill-color="#ffffff" draw:auto-grow-height="false" fo:min-height="1.397cm"/>
    </style:style>
    <style:style style:name="Mpr7" style:family="presentation" style:parent-style-name="Co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7cm" svg:y="0.625cm" presentation:class="title" presentation:placeholder="true">
        <draw:text-box/>
      </draw:frame>
      <draw:frame presentation:style-name="Mpr1" draw:layer="backgroundobjects" svg:width="25.191cm" svg:height="10.541cm" svg:x="1.397cm" svg:y="3.68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397cm" svg:y="14.344cm" presentation:class="date-time">
        <draw:text-box>
          <text:p text:style-name="MP1"><text:span text:style-name="MT1"><presentation:date-time/></text:span></text:p>
        </draw:text-box>
      </draw:frame>
      <draw:frame presentation:style-name="Mpr2" draw:text-style-name="MP6" draw:layer="backgroundobjects" svg:width="8.872cm" svg:height="1.086cm" svg:x="9.57cm" svg:y="14.344cm" presentation:class="footer">
        <draw:text-box>
          <text:p text:style-name="MP5"><text:span text:style-name="MT1"><presentation:footer/></text:span></text:p>
        </draw:text-box>
      </draw:frame>
      <draw:frame presentation:style-name="Mpr2" draw:text-style-name="MP4" draw:layer="backgroundobjects" svg:width="6.521cm" svg:height="1.086cm" svg:x="20.067cm" svg:y="14.34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de" style:page-layout-name="PM1" draw:style-name="Mdp2">
      <office:forms form:automatic-focus="false" form:apply-design-mode="false"/>
      <draw:frame presentation:style-name="Code-title" draw:layer="backgroundobjects" svg:width="25.19cm" svg:height="2.628cm" svg:x="1.399cm" svg:y="0.628cm" presentation:class="title" presentation:placeholder="true">
        <draw:text-box/>
      </draw:frame>
      <draw:frame presentation:style-name="Code-outline1" draw:layer="backgroundobjects" svg:width="25.19cm" svg:height="12.063cm" svg:x="1.399cm" svg:y="3.685cm" presentation:class="outline" presentation:placeholder="true">
        <draw:text-box/>
      </draw:frame>
      <draw:frame presentation:style-name="Mpr5" draw:text-style-name="MP2" draw:layer="backgroundobjects" svg:width="6.52cm" svg:height="1.085cm" svg:x="1.399cm" svg:y="14.346cm" presentation:class="date-time">
        <draw:text-box>
          <text:p text:style-name="MP1"><text:span text:style-name="MT1"><presentation:date-time/></text:span></text:p>
        </draw:text-box>
      </draw:frame>
      <draw:frame presentation:style-name="Mpr5" draw:text-style-name="MP6" draw:layer="backgroundobjects" svg:width="8.872cm" svg:height="1.085cm" svg:x="9.572cm" svg:y="14.346cm" presentation:class="footer">
        <draw:text-box>
          <text:p text:style-name="MP5"><text:span text:style-name="MT1"><presentation:footer/></text:span></text:p>
        </draw:text-box>
      </draw:frame>
      <draw:frame presentation:style-name="Mpr5"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de-title" draw:layer="backgroundobjects" svg:width="18.621cm" svg:height="10.476cm" svg:x="1.484cm" svg:y="2.123cm" presentation:class="page"/>
        <draw:frame presentation:style-name="Co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07:30:52.040432728</meta:creation-date>
    <meta:editing-duration>P5DT49M5S</meta:editing-duration>
    <meta:editing-cycles>98</meta:editing-cycles>
    <meta:generator>LibreOffice/6.2.8.2$Linux_X86_64 LibreOffice_project/20$Build-2</meta:generator>
    <dc:date>2020-03-06T23:03:27.851400315</dc:date>
    <meta:document-statistic meta:object-count="317"/>
  </office:meta>
</office:document-meta>
</file>